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 – L</text:p>
          </table:table-cell>
          <table:table-cell office:value-type="string" calcext:value-type="string">
            <text:p>H – pC</text:p>
          </table:table-cell>
          <table:table-cell office:value-type="string" calcext:value-type="string">
            <text:p>L – pC</text:p>
          </table:table-cell>
          <table:table-cell office:value-type="string" calcext:value-type="string">
            <text:p>true range</text:p>
          </table:table-cell>
          <table:table-cell office:value-type="string" calcext:value-type="string">
            <text:p>ATR (14 days)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PL – L</text:p>
          </table:table-cell>
          <table:table-cell office:value-type="string" calcext:value-type="string">
            <text:p>DX+</text:p>
          </table:table-cell>
          <table:table-cell office:value-type="string" calcext:value-type="string">
            <text:p>DX-</text:p>
          </table:table-cell>
          <table:table-cell office:value-type="string" calcext:value-type="string">
            <text:p>Smooth +DX</text:p>
          </table:table-cell>
          <table:table-cell office:value-type="string" calcext:value-type="string">
            <text:p>Smooth -DX</text:p>
          </table:table-cell>
          <table:table-cell office:value-type="string" calcext:value-type="string">
            <text:p>DMI+</text:p>
          </table:table-cell>
          <table:table-cell office:value-type="string" calcext:value-type="string">
            <text:p>DMI-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6" calcext:value-type="date">
            <text:p>2019-12-26</text:p>
          </table:table-cell>
          <table:table-cell office:value-type="float" office:value="8564" calcext:value-type="float">
            <text:p>8564</text:p>
          </table:table-cell>
          <table:table-cell office:value-type="float" office:value="8509" calcext:value-type="float">
            <text:p>8509</text:p>
          </table:table-cell>
          <table:table-cell office:value-type="float" office:value="8531" calcext:value-type="float">
            <text:p>8531</text:p>
          </table:table-cell>
          <table:table-cell office:value-type="float" office:value="8545" calcext:value-type="float">
            <text:p>8545</text:p>
          </table:table-cell>
          <table:table-cell table:formula="of:=ABS([.B2]-[.C2])"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7" calcext:value-type="date">
            <text:p>2019-12-27</text:p>
          </table:table-cell>
          <table:table-cell office:value-type="float" office:value="8568" calcext:value-type="float">
            <text:p>8568</text:p>
          </table:table-cell>
          <table:table-cell office:value-type="float" office:value="8511" calcext:value-type="float">
            <text:p>8511</text:p>
          </table:table-cell>
          <table:table-cell office:value-type="float" office:value="8568" calcext:value-type="float">
            <text:p>8568</text:p>
          </table:table-cell>
          <table:table-cell office:value-type="float" office:value="8542" calcext:value-type="float">
            <text:p>8542</text:p>
          </table:table-cell>
          <table:table-cell table:formula="of:=ABS([.B3]-[.C3])" office:value-type="float" office:value="57" calcext:value-type="float">
            <text:p>57</text:p>
          </table:table-cell>
          <table:table-cell table:formula="of:=ABS([.B3]-[.E2])" office:value-type="float" office:value="23" calcext:value-type="float">
            <text:p>23</text:p>
          </table:table-cell>
          <table:table-cell table:formula="of:=ABS([.C3]-[.E2])" office:value-type="float" office:value="34" calcext:value-type="float">
            <text:p>34</text:p>
          </table:table-cell>
          <table:table-cell table:formula="of:=MAX([.F3:.H3])" office:value-type="float" office:value="57" calcext:value-type="float">
            <text:p>57</text:p>
          </table:table-cell>
          <table:table-cell/>
          <table:table-cell table:formula="of:=[.B3]-[.B2]" office:value-type="float" office:value="4" calcext:value-type="float">
            <text:p>4</text:p>
          </table:table-cell>
          <table:table-cell table:formula="of:=[.C2]-[.C3]" office:value-type="float" office:value="-2" calcext:value-type="float">
            <text:p>-2</text:p>
          </table:table-cell>
          <table:table-cell table:formula="of:=IF(AND([.K3]&gt;[.L3];[.K3]&gt;0);[.K3];0)" office:value-type="float" office:value="4" calcext:value-type="float">
            <text:p>4</text:p>
          </table:table-cell>
          <table:table-cell table:formula="of:=IF(AND([.L3]&gt;[.K3];[.L3]&gt;0);[.L3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0" calcext:value-type="date">
            <text:p>2019-12-30</text:p>
          </table:table-cell>
          <table:table-cell office:value-type="float" office:value="8540" calcext:value-type="float">
            <text:p>8540</text:p>
          </table:table-cell>
          <table:table-cell office:value-type="float" office:value="8464" calcext:value-type="float">
            <text:p>8464</text:p>
          </table:table-cell>
          <table:table-cell office:value-type="float" office:value="8534" calcext:value-type="float">
            <text:p>8534</text:p>
          </table:table-cell>
          <table:table-cell office:value-type="float" office:value="8490" calcext:value-type="float">
            <text:p>8490</text:p>
          </table:table-cell>
          <table:table-cell table:formula="of:=ABS([.B4]-[.C4])" office:value-type="float" office:value="76" calcext:value-type="float">
            <text:p>76</text:p>
          </table:table-cell>
          <table:table-cell table:formula="of:=ABS([.B4]-[.E3])" office:value-type="float" office:value="2" calcext:value-type="float">
            <text:p>2</text:p>
          </table:table-cell>
          <table:table-cell table:formula="of:=ABS([.C4]-[.E3])" office:value-type="float" office:value="78" calcext:value-type="float">
            <text:p>78</text:p>
          </table:table-cell>
          <table:table-cell table:formula="of:=MAX([.F4:.H4])" office:value-type="float" office:value="78" calcext:value-type="float">
            <text:p>78</text:p>
          </table:table-cell>
          <table:table-cell/>
          <table:table-cell table:formula="of:=[.B4]-[.B3]" office:value-type="float" office:value="-28" calcext:value-type="float">
            <text:p>-28</text:p>
          </table:table-cell>
          <table:table-cell table:formula="of:=[.C3]-[.C4]" office:value-type="float" office:value="47" calcext:value-type="float">
            <text:p>47</text:p>
          </table:table-cell>
          <table:table-cell table:formula="of:=IF(AND([.K4]&gt;[.L4];[.K4]&gt;0);[.K4];0)" office:value-type="float" office:value="0" calcext:value-type="float">
            <text:p>0</text:p>
          </table:table-cell>
          <table:table-cell table:formula="of:=IF(AND([.L4]&gt;[.K4];[.L4]&gt;0);[.L4];0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1" calcext:value-type="date">
            <text:p>2019-12-31</text:p>
          </table:table-cell>
          <table:table-cell office:value-type="float" office:value="8534" calcext:value-type="float">
            <text:p>8534</text:p>
          </table:table-cell>
          <table:table-cell office:value-type="float" office:value="8467" calcext:value-type="float">
            <text:p>8467</text:p>
          </table:table-cell>
          <table:table-cell office:value-type="float" office:value="8484" calcext:value-type="float">
            <text:p>8484</text:p>
          </table:table-cell>
          <table:table-cell office:value-type="float" office:value="8531" calcext:value-type="float">
            <text:p>8531</text:p>
          </table:table-cell>
          <table:table-cell table:formula="of:=ABS([.B5]-[.C5])" office:value-type="float" office:value="67" calcext:value-type="float">
            <text:p>67</text:p>
          </table:table-cell>
          <table:table-cell table:formula="of:=ABS([.B5]-[.E4])" office:value-type="float" office:value="44" calcext:value-type="float">
            <text:p>44</text:p>
          </table:table-cell>
          <table:table-cell table:formula="of:=ABS([.C5]-[.E4])" office:value-type="float" office:value="23" calcext:value-type="float">
            <text:p>23</text:p>
          </table:table-cell>
          <table:table-cell table:formula="of:=MAX([.F5:.H5])" office:value-type="float" office:value="67" calcext:value-type="float">
            <text:p>67</text:p>
          </table:table-cell>
          <table:table-cell/>
          <table:table-cell table:formula="of:=[.B5]-[.B4]" office:value-type="float" office:value="-6" calcext:value-type="float">
            <text:p>-6</text:p>
          </table:table-cell>
          <table:table-cell table:formula="of:=[.C4]-[.C5]" office:value-type="float" office:value="-3" calcext:value-type="float">
            <text:p>-3</text:p>
          </table:table-cell>
          <table:table-cell table:formula="of:=IF(AND([.K5]&gt;[.L5];[.K5]&gt;0);[.K5];0)" office:value-type="float" office:value="0" calcext:value-type="float">
            <text:p>0</text:p>
          </table:table-cell>
          <table:table-cell table:formula="of:=IF(AND([.L5]&gt;[.K5];[.L5]&gt;0);[.L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2" calcext:value-type="date">
            <text:p>2020-01-02</text:p>
          </table:table-cell>
          <table:table-cell office:value-type="float" office:value="8635" calcext:value-type="float">
            <text:p>8635</text:p>
          </table:table-cell>
          <table:table-cell office:value-type="float" office:value="8520" calcext:value-type="float">
            <text:p>8520</text:p>
          </table:table-cell>
          <table:table-cell office:value-type="float" office:value="8590" calcext:value-type="float">
            <text:p>8590</text:p>
          </table:table-cell>
          <table:table-cell office:value-type="float" office:value="8595" calcext:value-type="float">
            <text:p>8595</text:p>
          </table:table-cell>
          <table:table-cell table:formula="of:=ABS([.B6]-[.C6])" office:value-type="float" office:value="115" calcext:value-type="float">
            <text:p>115</text:p>
          </table:table-cell>
          <table:table-cell table:formula="of:=ABS([.B6]-[.E5])" office:value-type="float" office:value="104" calcext:value-type="float">
            <text:p>104</text:p>
          </table:table-cell>
          <table:table-cell table:formula="of:=ABS([.C6]-[.E5])" office:value-type="float" office:value="11" calcext:value-type="float">
            <text:p>11</text:p>
          </table:table-cell>
          <table:table-cell table:formula="of:=MAX([.F6:.H6])" office:value-type="float" office:value="115" calcext:value-type="float">
            <text:p>115</text:p>
          </table:table-cell>
          <table:table-cell/>
          <table:table-cell table:formula="of:=[.B6]-[.B5]" office:value-type="float" office:value="101" calcext:value-type="float">
            <text:p>101</text:p>
          </table:table-cell>
          <table:table-cell table:formula="of:=[.C5]-[.C6]" office:value-type="float" office:value="-53" calcext:value-type="float">
            <text:p>-53</text:p>
          </table:table-cell>
          <table:table-cell table:formula="of:=IF(AND([.K6]&gt;[.L6];[.K6]&gt;0);[.K6];0)" office:value-type="float" office:value="101" calcext:value-type="float">
            <text:p>101</text:p>
          </table:table-cell>
          <table:table-cell table:formula="of:=IF(AND([.L6]&gt;[.K6];[.L6]&gt;0);[.L6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3" calcext:value-type="date">
            <text:p>2020-01-03</text:p>
          </table:table-cell>
          <table:table-cell office:value-type="float" office:value="8533" calcext:value-type="float">
            <text:p>8533</text:p>
          </table:table-cell>
          <table:table-cell office:value-type="float" office:value="8450" calcext:value-type="float">
            <text:p>8450</text:p>
          </table:table-cell>
          <table:table-cell office:value-type="float" office:value="8467" calcext:value-type="float">
            <text:p>8467</text:p>
          </table:table-cell>
          <table:table-cell office:value-type="float" office:value="8457" calcext:value-type="float">
            <text:p>8457</text:p>
          </table:table-cell>
          <table:table-cell table:formula="of:=ABS([.B7]-[.C7])" office:value-type="float" office:value="83" calcext:value-type="float">
            <text:p>83</text:p>
          </table:table-cell>
          <table:table-cell table:formula="of:=ABS([.B7]-[.E6])" office:value-type="float" office:value="62" calcext:value-type="float">
            <text:p>62</text:p>
          </table:table-cell>
          <table:table-cell table:formula="of:=ABS([.C7]-[.E6])" office:value-type="float" office:value="145" calcext:value-type="float">
            <text:p>145</text:p>
          </table:table-cell>
          <table:table-cell table:formula="of:=MAX([.F7:.H7])" office:value-type="float" office:value="145" calcext:value-type="float">
            <text:p>145</text:p>
          </table:table-cell>
          <table:table-cell/>
          <table:table-cell table:formula="of:=[.B7]-[.B6]" office:value-type="float" office:value="-102" calcext:value-type="float">
            <text:p>-102</text:p>
          </table:table-cell>
          <table:table-cell table:formula="of:=[.C6]-[.C7]" office:value-type="float" office:value="70" calcext:value-type="float">
            <text:p>70</text:p>
          </table:table-cell>
          <table:table-cell table:formula="of:=IF(AND([.K7]&gt;[.L7];[.K7]&gt;0);[.K7];0)" office:value-type="float" office:value="0" calcext:value-type="float">
            <text:p>0</text:p>
          </table:table-cell>
          <table:table-cell table:formula="of:=IF(AND([.L7]&gt;[.K7];[.L7]&gt;0);[.L7];0)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6" calcext:value-type="date">
            <text:p>2020-01-06</text:p>
          </table:table-cell>
          <table:table-cell office:value-type="float" office:value="8482" calcext:value-type="float">
            <text:p>8482</text:p>
          </table:table-cell>
          <table:table-cell office:value-type="float" office:value="8360" calcext:value-type="float">
            <text:p>8360</text:p>
          </table:table-cell>
          <table:table-cell office:value-type="float" office:value="8400" calcext:value-type="float">
            <text:p>8400</text:p>
          </table:table-cell>
          <table:table-cell office:value-type="float" office:value="8482" calcext:value-type="float">
            <text:p>8482</text:p>
          </table:table-cell>
          <table:table-cell table:formula="of:=ABS([.B8]-[.C8])" office:value-type="float" office:value="122" calcext:value-type="float">
            <text:p>122</text:p>
          </table:table-cell>
          <table:table-cell table:formula="of:=ABS([.B8]-[.E7])" office:value-type="float" office:value="25" calcext:value-type="float">
            <text:p>25</text:p>
          </table:table-cell>
          <table:table-cell table:formula="of:=ABS([.C8]-[.E7])" office:value-type="float" office:value="97" calcext:value-type="float">
            <text:p>97</text:p>
          </table:table-cell>
          <table:table-cell table:formula="of:=MAX([.F8:.H8])" office:value-type="float" office:value="122" calcext:value-type="float">
            <text:p>122</text:p>
          </table:table-cell>
          <table:table-cell/>
          <table:table-cell table:formula="of:=[.B8]-[.B7]" office:value-type="float" office:value="-51" calcext:value-type="float">
            <text:p>-51</text:p>
          </table:table-cell>
          <table:table-cell table:formula="of:=[.C7]-[.C8]" office:value-type="float" office:value="90" calcext:value-type="float">
            <text:p>90</text:p>
          </table:table-cell>
          <table:table-cell table:formula="of:=IF(AND([.K8]&gt;[.L8];[.K8]&gt;0);[.K8];0)" office:value-type="float" office:value="0" calcext:value-type="float">
            <text:p>0</text:p>
          </table:table-cell>
          <table:table-cell table:formula="of:=IF(AND([.L8]&gt;[.K8];[.L8]&gt;0);[.L8];0)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7" calcext:value-type="date">
            <text:p>2020-01-07</text:p>
          </table:table-cell>
          <table:table-cell office:value-type="float" office:value="8526" calcext:value-type="float">
            <text:p>8526</text:p>
          </table:table-cell>
          <table:table-cell office:value-type="float" office:value="8394" calcext:value-type="float">
            <text:p>8394</text:p>
          </table:table-cell>
          <table:table-cell office:value-type="float" office:value="8396" calcext:value-type="float">
            <text:p>8396</text:p>
          </table:table-cell>
          <table:table-cell office:value-type="float" office:value="8508" calcext:value-type="float">
            <text:p>8508</text:p>
          </table:table-cell>
          <table:table-cell table:formula="of:=ABS([.B9]-[.C9])" office:value-type="float" office:value="132" calcext:value-type="float">
            <text:p>132</text:p>
          </table:table-cell>
          <table:table-cell table:formula="of:=ABS([.B9]-[.E8])" office:value-type="float" office:value="44" calcext:value-type="float">
            <text:p>44</text:p>
          </table:table-cell>
          <table:table-cell table:formula="of:=ABS([.C9]-[.E8])" office:value-type="float" office:value="88" calcext:value-type="float">
            <text:p>88</text:p>
          </table:table-cell>
          <table:table-cell table:formula="of:=MAX([.F9:.H9])" office:value-type="float" office:value="132" calcext:value-type="float">
            <text:p>132</text:p>
          </table:table-cell>
          <table:table-cell/>
          <table:table-cell table:formula="of:=[.B9]-[.B8]" office:value-type="float" office:value="44" calcext:value-type="float">
            <text:p>44</text:p>
          </table:table-cell>
          <table:table-cell table:formula="of:=[.C8]-[.C9]" office:value-type="float" office:value="-34" calcext:value-type="float">
            <text:p>-34</text:p>
          </table:table-cell>
          <table:table-cell table:formula="of:=IF(AND([.K9]&gt;[.L9];[.K9]&gt;0);[.K9];0)" office:value-type="float" office:value="44" calcext:value-type="float">
            <text:p>44</text:p>
          </table:table-cell>
          <table:table-cell table:formula="of:=IF(AND([.L9]&gt;[.K9];[.L9]&gt;0);[.L9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8" calcext:value-type="date">
            <text:p>2020-01-08</text:p>
          </table:table-cell>
          <table:table-cell office:value-type="float" office:value="8647" calcext:value-type="float">
            <text:p>8647</text:p>
          </table:table-cell>
          <table:table-cell office:value-type="float" office:value="8520" calcext:value-type="float">
            <text:p>8520</text:p>
          </table:table-cell>
          <table:table-cell office:value-type="float" office:value="8596" calcext:value-type="float">
            <text:p>8596</text:p>
          </table:table-cell>
          <table:table-cell office:value-type="float" office:value="8592" calcext:value-type="float">
            <text:p>8592</text:p>
          </table:table-cell>
          <table:table-cell table:formula="of:=ABS([.B10]-[.C10])" office:value-type="float" office:value="127" calcext:value-type="float">
            <text:p>127</text:p>
          </table:table-cell>
          <table:table-cell table:formula="of:=ABS([.B10]-[.E9])" office:value-type="float" office:value="139" calcext:value-type="float">
            <text:p>139</text:p>
          </table:table-cell>
          <table:table-cell table:formula="of:=ABS([.C10]-[.E9])" office:value-type="float" office:value="12" calcext:value-type="float">
            <text:p>12</text:p>
          </table:table-cell>
          <table:table-cell table:formula="of:=MAX([.F10:.H10])" office:value-type="float" office:value="139" calcext:value-type="float">
            <text:p>139</text:p>
          </table:table-cell>
          <table:table-cell/>
          <table:table-cell table:formula="of:=[.B10]-[.B9]" office:value-type="float" office:value="121" calcext:value-type="float">
            <text:p>121</text:p>
          </table:table-cell>
          <table:table-cell table:formula="of:=[.C9]-[.C10]" office:value-type="float" office:value="-126" calcext:value-type="float">
            <text:p>-126</text:p>
          </table:table-cell>
          <table:table-cell table:formula="of:=IF(AND([.K10]&gt;[.L10];[.K10]&gt;0);[.K10];0)" office:value-type="float" office:value="121" calcext:value-type="float">
            <text:p>121</text:p>
          </table:table-cell>
          <table:table-cell table:formula="of:=IF(AND([.L10]&gt;[.K10];[.L10]&gt;0);[.L10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9" calcext:value-type="date">
            <text:p>2020-01-09</text:p>
          </table:table-cell>
          <table:table-cell office:value-type="float" office:value="8770" calcext:value-type="float">
            <text:p>8770</text:p>
          </table:table-cell>
          <table:table-cell office:value-type="float" office:value="8617" calcext:value-type="float">
            <text:p>8617</text:p>
          </table:table-cell>
          <table:table-cell office:value-type="float" office:value="8646" calcext:value-type="float">
            <text:p>8646</text:p>
          </table:table-cell>
          <table:table-cell office:value-type="float" office:value="8727" calcext:value-type="float">
            <text:p>8727</text:p>
          </table:table-cell>
          <table:table-cell table:formula="of:=ABS([.B11]-[.C11])" office:value-type="float" office:value="153" calcext:value-type="float">
            <text:p>153</text:p>
          </table:table-cell>
          <table:table-cell table:formula="of:=ABS([.B11]-[.E10])" office:value-type="float" office:value="178" calcext:value-type="float">
            <text:p>178</text:p>
          </table:table-cell>
          <table:table-cell table:formula="of:=ABS([.C11]-[.E10])" office:value-type="float" office:value="25" calcext:value-type="float">
            <text:p>25</text:p>
          </table:table-cell>
          <table:table-cell table:formula="of:=MAX([.F11:.H11])" office:value-type="float" office:value="178" calcext:value-type="float">
            <text:p>178</text:p>
          </table:table-cell>
          <table:table-cell/>
          <table:table-cell table:formula="of:=[.B11]-[.B10]" office:value-type="float" office:value="123" calcext:value-type="float">
            <text:p>123</text:p>
          </table:table-cell>
          <table:table-cell table:formula="of:=[.C10]-[.C11]" office:value-type="float" office:value="-97" calcext:value-type="float">
            <text:p>-97</text:p>
          </table:table-cell>
          <table:table-cell table:formula="of:=IF(AND([.K11]&gt;[.L11];[.K11]&gt;0);[.K11];0)" office:value-type="float" office:value="123" calcext:value-type="float">
            <text:p>123</text:p>
          </table:table-cell>
          <table:table-cell table:formula="of:=IF(AND([.L11]&gt;[.K11];[.L11]&gt;0);[.L11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0" calcext:value-type="date">
            <text:p>2020-01-10</text:p>
          </table:table-cell>
          <table:table-cell office:value-type="float" office:value="8824" calcext:value-type="float">
            <text:p>8824</text:p>
          </table:table-cell>
          <table:table-cell office:value-type="float" office:value="8732" calcext:value-type="float">
            <text:p>8732</text:p>
          </table:table-cell>
          <table:table-cell office:value-type="float" office:value="8772" calcext:value-type="float">
            <text:p>8772</text:p>
          </table:table-cell>
          <table:table-cell office:value-type="float" office:value="8759" calcext:value-type="float">
            <text:p>8759</text:p>
          </table:table-cell>
          <table:table-cell table:formula="of:=ABS([.B12]-[.C12])" office:value-type="float" office:value="92" calcext:value-type="float">
            <text:p>92</text:p>
          </table:table-cell>
          <table:table-cell table:formula="of:=ABS([.B12]-[.E11])" office:value-type="float" office:value="97" calcext:value-type="float">
            <text:p>97</text:p>
          </table:table-cell>
          <table:table-cell table:formula="of:=ABS([.C12]-[.E11])" office:value-type="float" office:value="5" calcext:value-type="float">
            <text:p>5</text:p>
          </table:table-cell>
          <table:table-cell table:formula="of:=MAX([.F12:.H12])" office:value-type="float" office:value="97" calcext:value-type="float">
            <text:p>97</text:p>
          </table:table-cell>
          <table:table-cell/>
          <table:table-cell table:formula="of:=[.B12]-[.B11]" office:value-type="float" office:value="54" calcext:value-type="float">
            <text:p>54</text:p>
          </table:table-cell>
          <table:table-cell table:formula="of:=[.C11]-[.C12]" office:value-type="float" office:value="-115" calcext:value-type="float">
            <text:p>-115</text:p>
          </table:table-cell>
          <table:table-cell table:formula="of:=IF(AND([.K12]&gt;[.L12];[.K12]&gt;0);[.K12];0)" office:value-type="float" office:value="54" calcext:value-type="float">
            <text:p>54</text:p>
          </table:table-cell>
          <table:table-cell table:formula="of:=IF(AND([.L12]&gt;[.K12];[.L12]&gt;0);[.L12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3" calcext:value-type="date">
            <text:p>2020-01-13</text:p>
          </table:table-cell>
          <table:table-cell office:value-type="float" office:value="8832" calcext:value-type="float">
            <text:p>8832</text:p>
          </table:table-cell>
          <table:table-cell office:value-type="float" office:value="8674" calcext:value-type="float">
            <text:p>8674</text:p>
          </table:table-cell>
          <table:table-cell office:value-type="float" office:value="8781" calcext:value-type="float">
            <text:p>8781</text:p>
          </table:table-cell>
          <table:table-cell office:value-type="float" office:value="8746" calcext:value-type="float">
            <text:p>8746</text:p>
          </table:table-cell>
          <table:table-cell table:formula="of:=ABS([.B13]-[.C13])" office:value-type="float" office:value="158" calcext:value-type="float">
            <text:p>158</text:p>
          </table:table-cell>
          <table:table-cell table:formula="of:=ABS([.B13]-[.E12])" office:value-type="float" office:value="73" calcext:value-type="float">
            <text:p>73</text:p>
          </table:table-cell>
          <table:table-cell table:formula="of:=ABS([.C13]-[.E12])" office:value-type="float" office:value="85" calcext:value-type="float">
            <text:p>85</text:p>
          </table:table-cell>
          <table:table-cell table:formula="of:=MAX([.F13:.H13])" office:value-type="float" office:value="158" calcext:value-type="float">
            <text:p>158</text:p>
          </table:table-cell>
          <table:table-cell/>
          <table:table-cell table:formula="of:=[.B13]-[.B12]" office:value-type="float" office:value="8" calcext:value-type="float">
            <text:p>8</text:p>
          </table:table-cell>
          <table:table-cell table:formula="of:=[.C12]-[.C13]" office:value-type="float" office:value="58" calcext:value-type="float">
            <text:p>58</text:p>
          </table:table-cell>
          <table:table-cell table:formula="of:=IF(AND([.K13]&gt;[.L13];[.K13]&gt;0);[.K13];0)" office:value-type="float" office:value="0" calcext:value-type="float">
            <text:p>0</text:p>
          </table:table-cell>
          <table:table-cell table:formula="of:=IF(AND([.L13]&gt;[.K13];[.L13]&gt;0);[.L13];0)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4" calcext:value-type="date">
            <text:p>2020-01-14</text:p>
          </table:table-cell>
          <table:table-cell office:value-type="float" office:value="8821" calcext:value-type="float">
            <text:p>8821</text:p>
          </table:table-cell>
          <table:table-cell office:value-type="float" office:value="8670" calcext:value-type="float">
            <text:p>8670</text:p>
          </table:table-cell>
          <table:table-cell office:value-type="float" office:value="8727" calcext:value-type="float">
            <text:p>8727</text:p>
          </table:table-cell>
          <table:table-cell office:value-type="float" office:value="8799" calcext:value-type="float">
            <text:p>8799</text:p>
          </table:table-cell>
          <table:table-cell table:formula="of:=ABS([.B14]-[.C14])" office:value-type="float" office:value="151" calcext:value-type="float">
            <text:p>151</text:p>
          </table:table-cell>
          <table:table-cell table:formula="of:=ABS([.B14]-[.E13])" office:value-type="float" office:value="75" calcext:value-type="float">
            <text:p>75</text:p>
          </table:table-cell>
          <table:table-cell table:formula="of:=ABS([.C14]-[.E13])" office:value-type="float" office:value="76" calcext:value-type="float">
            <text:p>76</text:p>
          </table:table-cell>
          <table:table-cell table:formula="of:=MAX([.F14:.H14])" office:value-type="float" office:value="151" calcext:value-type="float">
            <text:p>151</text:p>
          </table:table-cell>
          <table:table-cell/>
          <table:table-cell table:formula="of:=[.B14]-[.B13]" office:value-type="float" office:value="-11" calcext:value-type="float">
            <text:p>-11</text:p>
          </table:table-cell>
          <table:table-cell table:formula="of:=[.C13]-[.C14]" office:value-type="float" office:value="4" calcext:value-type="float">
            <text:p>4</text:p>
          </table:table-cell>
          <table:table-cell table:formula="of:=IF(AND([.K14]&gt;[.L14];[.K14]&gt;0);[.K14];0)" office:value-type="float" office:value="0" calcext:value-type="float">
            <text:p>0</text:p>
          </table:table-cell>
          <table:table-cell table:formula="of:=IF(AND([.L14]&gt;[.K14];[.L14]&gt;0);[.L14];0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5" calcext:value-type="date">
            <text:p>2020-01-15</text:p>
          </table:table-cell>
          <table:table-cell office:value-type="float" office:value="8911" calcext:value-type="float">
            <text:p>8911</text:p>
          </table:table-cell>
          <table:table-cell office:value-type="float" office:value="8755" calcext:value-type="float">
            <text:p>8755</text:p>
          </table:table-cell>
          <table:table-cell office:value-type="float" office:value="8763" calcext:value-type="float">
            <text:p>8763</text:p>
          </table:table-cell>
          <table:table-cell office:value-type="float" office:value="8862" calcext:value-type="float">
            <text:p>8862</text:p>
          </table:table-cell>
          <table:table-cell table:formula="of:=ABS([.B15]-[.C15])" office:value-type="float" office:value="156" calcext:value-type="float">
            <text:p>156</text:p>
          </table:table-cell>
          <table:table-cell table:formula="of:=ABS([.B15]-[.E14])" office:value-type="float" office:value="112" calcext:value-type="float">
            <text:p>112</text:p>
          </table:table-cell>
          <table:table-cell table:formula="of:=ABS([.C15]-[.E14])" office:value-type="float" office:value="44" calcext:value-type="float">
            <text:p>44</text:p>
          </table:table-cell>
          <table:table-cell table:formula="of:=MAX([.F15:.H15])" office:value-type="float" office:value="156" calcext:value-type="float">
            <text:p>156</text:p>
          </table:table-cell>
          <table:table-cell/>
          <table:table-cell table:formula="of:=[.B15]-[.B14]" office:value-type="float" office:value="90" calcext:value-type="float">
            <text:p>90</text:p>
          </table:table-cell>
          <table:table-cell table:formula="of:=[.C14]-[.C15]" office:value-type="float" office:value="-85" calcext:value-type="float">
            <text:p>-85</text:p>
          </table:table-cell>
          <table:table-cell table:formula="of:=IF(AND([.K15]&gt;[.L15];[.K15]&gt;0);[.K15];0)" office:value-type="float" office:value="90" calcext:value-type="float">
            <text:p>90</text:p>
          </table:table-cell>
          <table:table-cell table:formula="of:=IF(AND([.L15]&gt;[.K15];[.L15]&gt;0);[.L1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6" calcext:value-type="date">
            <text:p>2020-01-16</text:p>
          </table:table-cell>
          <table:table-cell office:value-type="float" office:value="8949" calcext:value-type="float">
            <text:p>8949</text:p>
          </table:table-cell>
          <table:table-cell office:value-type="float" office:value="8886" calcext:value-type="float">
            <text:p>8886</text:p>
          </table:table-cell>
          <table:table-cell office:value-type="float" office:value="8912" calcext:value-type="float">
            <text:p>8912</text:p>
          </table:table-cell>
          <table:table-cell office:value-type="float" office:value="8946" calcext:value-type="float">
            <text:p>8946</text:p>
          </table:table-cell>
          <table:table-cell table:formula="of:=ABS([.B16]-[.C16])" office:value-type="float" office:value="63" calcext:value-type="float">
            <text:p>63</text:p>
          </table:table-cell>
          <table:table-cell table:formula="of:=ABS([.B16]-[.E15])" office:value-type="float" office:value="87" calcext:value-type="float">
            <text:p>87</text:p>
          </table:table-cell>
          <table:table-cell table:formula="of:=ABS([.C16]-[.E15])" office:value-type="float" office:value="24" calcext:value-type="float">
            <text:p>24</text:p>
          </table:table-cell>
          <table:table-cell table:formula="of:=MAX([.F16:.H16])" office:value-type="float" office:value="87" calcext:value-type="float">
            <text:p>87</text:p>
          </table:table-cell>
          <table:table-cell table:formula="of:=AVERAGE([.I3:.I16])" office:value-type="float" office:value="120.142857142857" calcext:value-type="float">
            <text:p>120,142857142857</text:p>
          </table:table-cell>
          <table:table-cell table:formula="of:=[.B16]-[.B15]" office:value-type="float" office:value="38" calcext:value-type="float">
            <text:p>38</text:p>
          </table:table-cell>
          <table:table-cell table:formula="of:=[.C15]-[.C16]" office:value-type="float" office:value="-131" calcext:value-type="float">
            <text:p>-131</text:p>
          </table:table-cell>
          <table:table-cell table:formula="of:=IF(AND([.K16]&gt;[.L16];[.K16]&gt;0);[.K16];0)" office:value-type="float" office:value="38" calcext:value-type="float">
            <text:p>38</text:p>
          </table:table-cell>
          <table:table-cell table:formula="of:=IF(AND([.L16]&gt;[.K16];[.L16]&gt;0);[.L16];0)" office:value-type="float" office:value="0" calcext:value-type="float">
            <text:p>0</text:p>
          </table:table-cell>
          <table:table-cell table:formula="of:=AVERAGE([.M3:.M16])" office:value-type="float" office:value="41.0714285714286" calcext:value-type="float">
            <text:p>41,0714285714286</text:p>
          </table:table-cell>
          <table:table-cell table:formula="of:=AVERAGE([.N2:.N16])" office:value-type="float" office:value="19.2142857142857" calcext:value-type="float">
            <text:p>19,2142857142857</text:p>
          </table:table-cell>
          <table:table-cell table:formula="of:=([.O16]/[.J16])*100" office:value-type="float" office:value="34.1854934601665" calcext:value-type="float">
            <text:p>34,1854934601665</text:p>
          </table:table-cell>
          <table:table-cell table:formula="of:=([.P16]/[.J16])*100" office:value-type="float" office:value="15.9928656361474" calcext:value-type="float">
            <text:p>15,9928656361474</text:p>
          </table:table-cell>
          <table:table-cell table:formula="of:=(ABS([.Q16]-[.R16])/SUM([.Q16];[.R16]))*100" office:value-type="float" office:value="36.2559241706161" calcext:value-type="float">
            <text:p>36,2559241706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17" calcext:value-type="date">
            <text:p>2020-01-17</text:p>
          </table:table-cell>
          <table:table-cell office:value-type="float" office:value="9028" calcext:value-type="float">
            <text:p>9028</text:p>
          </table:table-cell>
          <table:table-cell office:value-type="float" office:value="8920" calcext:value-type="float">
            <text:p>8920</text:p>
          </table:table-cell>
          <table:table-cell office:value-type="float" office:value="8997" calcext:value-type="float">
            <text:p>8997</text:p>
          </table:table-cell>
          <table:table-cell office:value-type="float" office:value="9012" calcext:value-type="float">
            <text:p>9012</text:p>
          </table:table-cell>
          <table:table-cell table:formula="of:=ABS([.B17]-[.C17])" office:value-type="float" office:value="108" calcext:value-type="float">
            <text:p>108</text:p>
          </table:table-cell>
          <table:table-cell table:formula="of:=ABS([.B17]-[.E16])" office:value-type="float" office:value="82" calcext:value-type="float">
            <text:p>82</text:p>
          </table:table-cell>
          <table:table-cell table:formula="of:=ABS([.C17]-[.E16])" office:value-type="float" office:value="26" calcext:value-type="float">
            <text:p>26</text:p>
          </table:table-cell>
          <table:table-cell table:formula="of:=MAX([.F17:.H17])" office:value-type="float" office:value="108" calcext:value-type="float">
            <text:p>108</text:p>
          </table:table-cell>
          <table:table-cell table:formula="of:=(([.J16]*([.$J$2]-1))+[.I17])/[.$J$2]" office:value-type="float" office:value="119.275510204082" calcext:value-type="float">
            <text:p>119,275510204082</text:p>
          </table:table-cell>
          <table:table-cell table:formula="of:=[.B17]-[.B16]" office:value-type="float" office:value="79" calcext:value-type="float">
            <text:p>79</text:p>
          </table:table-cell>
          <table:table-cell table:formula="of:=[.C16]-[.C17]" office:value-type="float" office:value="-34" calcext:value-type="float">
            <text:p>-34</text:p>
          </table:table-cell>
          <table:table-cell table:formula="of:=IF(AND([.K17]&gt;[.L17];[.K17]&gt;0);[.K17];0)" office:value-type="float" office:value="79" calcext:value-type="float">
            <text:p>79</text:p>
          </table:table-cell>
          <table:table-cell table:formula="of:=IF(AND([.L17]&gt;[.K17];[.L17]&gt;0);[.L17];0)" office:value-type="float" office:value="0" calcext:value-type="float">
            <text:p>0</text:p>
          </table:table-cell>
          <table:table-cell table:formula="of:=([.O16]*([.$O$2]-1)+[.M17])/[.$O$2]" office:value-type="float" office:value="43.780612244898" calcext:value-type="float">
            <text:p>43,780612244898</text:p>
          </table:table-cell>
          <table:table-cell table:formula="of:=([.P16]*([.$P$2]-1)+[.N17])/[.$P$2]" office:value-type="float" office:value="17.8418367346939" calcext:value-type="float">
            <text:p>17,8418367346939</text:p>
          </table:table-cell>
          <table:table-cell table:formula="of:=([.O17]/[.J17])*100" office:value-type="float" office:value="36.7054495679699" calcext:value-type="float">
            <text:p>36,7054495679699</text:p>
          </table:table-cell>
          <table:table-cell table:formula="of:=([.P17]/[.J17])*100" office:value-type="float" office:value="14.9585079989734" calcext:value-type="float">
            <text:p>14,9585079989734</text:p>
          </table:table-cell>
          <table:table-cell table:formula="of:=(ABS([.Q17]-[.R17])/SUM([.Q17];[.R17]))*100" office:value-type="float" office:value="42.0930617651929" calcext:value-type="float">
            <text:p>42,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1" calcext:value-type="date">
            <text:p>2020-01-21</text:p>
          </table:table-cell>
          <table:table-cell office:value-type="float" office:value="9015" calcext:value-type="float">
            <text:p>9015</text:p>
          </table:table-cell>
          <table:table-cell office:value-type="float" office:value="8946" calcext:value-type="float">
            <text:p>8946</text:p>
          </table:table-cell>
          <table:table-cell office:value-type="float" office:value="8980" calcext:value-type="float">
            <text:p>8980</text:p>
          </table:table-cell>
          <table:table-cell office:value-type="float" office:value="8961" calcext:value-type="float">
            <text:p>8961</text:p>
          </table:table-cell>
          <table:table-cell table:formula="of:=ABS([.B18]-[.C18])" office:value-type="float" office:value="69" calcext:value-type="float">
            <text:p>69</text:p>
          </table:table-cell>
          <table:table-cell table:formula="of:=ABS([.B18]-[.E17])" office:value-type="float" office:value="3" calcext:value-type="float">
            <text:p>3</text:p>
          </table:table-cell>
          <table:table-cell table:formula="of:=ABS([.C18]-[.E17])" office:value-type="float" office:value="66" calcext:value-type="float">
            <text:p>66</text:p>
          </table:table-cell>
          <table:table-cell table:formula="of:=MAX([.F18:.H18])" office:value-type="float" office:value="69" calcext:value-type="float">
            <text:p>69</text:p>
          </table:table-cell>
          <table:table-cell table:formula="of:=(([.J17]*([.$J$2]-1))+[.I18])/[.$J$2]" office:value-type="float" office:value="115.684402332362" calcext:value-type="float">
            <text:p>115,684402332362</text:p>
          </table:table-cell>
          <table:table-cell table:formula="of:=[.B18]-[.B17]" office:value-type="float" office:value="-13" calcext:value-type="float">
            <text:p>-13</text:p>
          </table:table-cell>
          <table:table-cell table:formula="of:=[.C17]-[.C18]" office:value-type="float" office:value="-26" calcext:value-type="float">
            <text:p>-26</text:p>
          </table:table-cell>
          <table:table-cell table:formula="of:=IF(AND([.K18]&gt;[.L18];[.K18]&gt;0);[.K18];0)" office:value-type="float" office:value="0" calcext:value-type="float">
            <text:p>0</text:p>
          </table:table-cell>
          <table:table-cell table:formula="of:=IF(AND([.L18]&gt;[.K18];[.L18]&gt;0);[.L18];0)" office:value-type="float" office:value="0" calcext:value-type="float">
            <text:p>0</text:p>
          </table:table-cell>
          <table:table-cell table:formula="of:=([.O17]*([.$O$2]-1)+[.M18])/[.$O$2]" office:value-type="float" office:value="40.6534256559767" calcext:value-type="float">
            <text:p>40,6534256559767</text:p>
          </table:table-cell>
          <table:table-cell table:formula="of:=([.P17]*([.$P$2]-1)+[.N18])/[.$P$2]" office:value-type="float" office:value="16.5674198250729" calcext:value-type="float">
            <text:p>16,5674198250729</text:p>
          </table:table-cell>
          <table:table-cell table:formula="of:=([.O18]/[.J18])*100" office:value-type="float" office:value="35.1416654590818" calcext:value-type="float">
            <text:p>35,1416654590818</text:p>
          </table:table-cell>
          <table:table-cell table:formula="of:=([.P18]/[.J18])*100" office:value-type="float" office:value="14.3212217818913" calcext:value-type="float">
            <text:p>14,3212217818913</text:p>
          </table:table-cell>
          <table:table-cell table:formula="of:=(ABS([.Q18]-[.R18])/SUM([.Q18];[.R18]))*100" office:value-type="float" office:value="42.0930617651929" calcext:value-type="float">
            <text:p>42,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2" calcext:value-type="date">
            <text:p>2020-01-22</text:p>
          </table:table-cell>
          <table:table-cell office:value-type="float" office:value="9064" calcext:value-type="float">
            <text:p>9064</text:p>
          </table:table-cell>
          <table:table-cell office:value-type="float" office:value="8984" calcext:value-type="float">
            <text:p>8984</text:p>
          </table:table-cell>
          <table:table-cell office:value-type="float" office:value="8994" calcext:value-type="float">
            <text:p>8994</text:p>
          </table:table-cell>
          <table:table-cell office:value-type="float" office:value="9013" calcext:value-type="float">
            <text:p>9013</text:p>
          </table:table-cell>
          <table:table-cell table:formula="of:=ABS([.B19]-[.C19])" office:value-type="float" office:value="80" calcext:value-type="float">
            <text:p>80</text:p>
          </table:table-cell>
          <table:table-cell table:formula="of:=ABS([.B19]-[.E18])" office:value-type="float" office:value="103" calcext:value-type="float">
            <text:p>103</text:p>
          </table:table-cell>
          <table:table-cell table:formula="of:=ABS([.C19]-[.E18])" office:value-type="float" office:value="23" calcext:value-type="float">
            <text:p>23</text:p>
          </table:table-cell>
          <table:table-cell table:formula="of:=MAX([.F19:.H19])" office:value-type="float" office:value="103" calcext:value-type="float">
            <text:p>103</text:p>
          </table:table-cell>
          <table:table-cell table:formula="of:=(([.J18]*([.$J$2]-1))+[.I19])/[.$J$2]" office:value-type="float" office:value="114.778373594336" calcext:value-type="float">
            <text:p>114,778373594336</text:p>
          </table:table-cell>
          <table:table-cell table:formula="of:=[.B19]-[.B18]" office:value-type="float" office:value="49" calcext:value-type="float">
            <text:p>49</text:p>
          </table:table-cell>
          <table:table-cell table:formula="of:=[.C18]-[.C19]" office:value-type="float" office:value="-38" calcext:value-type="float">
            <text:p>-38</text:p>
          </table:table-cell>
          <table:table-cell table:formula="of:=IF(AND([.K19]&gt;[.L19];[.K19]&gt;0);[.K19];0)" office:value-type="float" office:value="49" calcext:value-type="float">
            <text:p>49</text:p>
          </table:table-cell>
          <table:table-cell table:formula="of:=IF(AND([.L19]&gt;[.K19];[.L19]&gt;0);[.L19];0)" office:value-type="float" office:value="0" calcext:value-type="float">
            <text:p>0</text:p>
          </table:table-cell>
          <table:table-cell table:formula="of:=([.O18]*([.$O$2]-1)+[.M19])/[.$O$2]" office:value-type="float" office:value="41.2496095376926" calcext:value-type="float">
            <text:p>41,2496095376926</text:p>
          </table:table-cell>
          <table:table-cell table:formula="of:=([.P18]*([.$P$2]-1)+[.N19])/[.$P$2]" office:value-type="float" office:value="15.3840326947105" calcext:value-type="float">
            <text:p>15,3840326947105</text:p>
          </table:table-cell>
          <table:table-cell table:formula="of:=([.O19]/[.J19])*100" office:value-type="float" office:value="35.9384858366109" calcext:value-type="float">
            <text:p>35,9384858366109</text:p>
          </table:table-cell>
          <table:table-cell table:formula="of:=([.P19]/[.J19])*100" office:value-type="float" office:value="13.4032502926751" calcext:value-type="float">
            <text:p>13,4032502926751</text:p>
          </table:table-cell>
          <table:table-cell table:formula="of:=(ABS([.Q19]-[.R19])/SUM([.Q19];[.R19]))*100" office:value-type="float" office:value="45.6717523779232" calcext:value-type="float">
            <text:p>45,67175237792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3" calcext:value-type="date">
            <text:p>2020-01-23</text:p>
          </table:table-cell>
          <table:table-cell office:value-type="float" office:value="8998" calcext:value-type="float">
            <text:p>8998</text:p>
          </table:table-cell>
          <table:table-cell office:value-type="float" office:value="8866" calcext:value-type="float">
            <text:p>8866</text:p>
          </table:table-cell>
          <table:table-cell office:value-type="float" office:value="8962" calcext:value-type="float">
            <text:p>8962</text:p>
          </table:table-cell>
          <table:table-cell office:value-type="float" office:value="8907" calcext:value-type="float">
            <text:p>8907</text:p>
          </table:table-cell>
          <table:table-cell table:formula="of:=ABS([.B20]-[.C20])" office:value-type="float" office:value="132" calcext:value-type="float">
            <text:p>132</text:p>
          </table:table-cell>
          <table:table-cell table:formula="of:=ABS([.B20]-[.E19])" office:value-type="float" office:value="15" calcext:value-type="float">
            <text:p>15</text:p>
          </table:table-cell>
          <table:table-cell table:formula="of:=ABS([.C20]-[.E19])" office:value-type="float" office:value="147" calcext:value-type="float">
            <text:p>147</text:p>
          </table:table-cell>
          <table:table-cell table:formula="of:=MAX([.F20:.H20])" office:value-type="float" office:value="147" calcext:value-type="float">
            <text:p>147</text:p>
          </table:table-cell>
          <table:table-cell table:formula="of:=(([.J19]*([.$J$2]-1))+[.I20])/[.$J$2]" office:value-type="float" office:value="117.079918337597" calcext:value-type="float">
            <text:p>117,079918337597</text:p>
          </table:table-cell>
          <table:table-cell table:formula="of:=[.B20]-[.B19]" office:value-type="float" office:value="-66" calcext:value-type="float">
            <text:p>-66</text:p>
          </table:table-cell>
          <table:table-cell table:formula="of:=[.C19]-[.C20]" office:value-type="float" office:value="118" calcext:value-type="float">
            <text:p>118</text:p>
          </table:table-cell>
          <table:table-cell table:formula="of:=IF(AND([.K20]&gt;[.L20];[.K20]&gt;0);[.K20];0)" office:value-type="float" office:value="0" calcext:value-type="float">
            <text:p>0</text:p>
          </table:table-cell>
          <table:table-cell table:formula="of:=IF(AND([.L20]&gt;[.K20];[.L20]&gt;0);[.L20];0)" office:value-type="float" office:value="118" calcext:value-type="float">
            <text:p>118</text:p>
          </table:table-cell>
          <table:table-cell table:formula="of:=([.O19]*([.$O$2]-1)+[.M20])/[.$O$2]" office:value-type="float" office:value="38.3032088564289" calcext:value-type="float">
            <text:p>38,3032088564289</text:p>
          </table:table-cell>
          <table:table-cell table:formula="of:=([.P19]*([.$P$2]-1)+[.N20])/[.$P$2]" office:value-type="float" office:value="22.7137446450884" calcext:value-type="float">
            <text:p>22,7137446450884</text:p>
          </table:table-cell>
          <table:table-cell table:formula="of:=([.O20]/[.J20])*100" office:value-type="float" office:value="32.7154386510438" calcext:value-type="float">
            <text:p>32,7154386510438</text:p>
          </table:table-cell>
          <table:table-cell table:formula="of:=([.P20]/[.J20])*100" office:value-type="float" office:value="19.4002054046483" calcext:value-type="float">
            <text:p>19,4002054046483</text:p>
          </table:table-cell>
          <table:table-cell table:formula="of:=(ABS([.Q20]-[.R20])/SUM([.Q20];[.R20]))*100" office:value-type="float" office:value="25.5493978586671" calcext:value-type="float">
            <text:p>25,549397858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4" calcext:value-type="date">
            <text:p>2020-01-24</text:p>
          </table:table-cell>
          <table:table-cell office:value-type="float" office:value="8946" calcext:value-type="float">
            <text:p>8946</text:p>
          </table:table-cell>
          <table:table-cell office:value-type="float" office:value="8758" calcext:value-type="float">
            <text:p>8758</text:p>
          </table:table-cell>
          <table:table-cell office:value-type="float" office:value="8945" calcext:value-type="float">
            <text:p>8945</text:p>
          </table:table-cell>
          <table:table-cell office:value-type="float" office:value="8826" calcext:value-type="float">
            <text:p>8826</text:p>
          </table:table-cell>
          <table:table-cell table:formula="of:=ABS([.B21]-[.C21])" office:value-type="float" office:value="188" calcext:value-type="float">
            <text:p>188</text:p>
          </table:table-cell>
          <table:table-cell table:formula="of:=ABS([.B21]-[.E20])" office:value-type="float" office:value="39" calcext:value-type="float">
            <text:p>39</text:p>
          </table:table-cell>
          <table:table-cell table:formula="of:=ABS([.C21]-[.E20])" office:value-type="float" office:value="149" calcext:value-type="float">
            <text:p>149</text:p>
          </table:table-cell>
          <table:table-cell table:formula="of:=MAX([.F21:.H21])" office:value-type="float" office:value="188" calcext:value-type="float">
            <text:p>188</text:p>
          </table:table-cell>
          <table:table-cell table:formula="of:=(([.J20]*([.$J$2]-1))+[.I21])/[.$J$2]" office:value-type="float" office:value="122.14563845634" calcext:value-type="float">
            <text:p>122,14563845634</text:p>
          </table:table-cell>
          <table:table-cell table:formula="of:=[.B21]-[.B20]" office:value-type="float" office:value="-52" calcext:value-type="float">
            <text:p>-52</text:p>
          </table:table-cell>
          <table:table-cell table:formula="of:=[.C20]-[.C21]" office:value-type="float" office:value="108" calcext:value-type="float">
            <text:p>108</text:p>
          </table:table-cell>
          <table:table-cell table:formula="of:=IF(AND([.K21]&gt;[.L21];[.K21]&gt;0);[.K21];0)" office:value-type="float" office:value="0" calcext:value-type="float">
            <text:p>0</text:p>
          </table:table-cell>
          <table:table-cell table:formula="of:=IF(AND([.L21]&gt;[.K21];[.L21]&gt;0);[.L21];0)" office:value-type="float" office:value="108" calcext:value-type="float">
            <text:p>108</text:p>
          </table:table-cell>
          <table:table-cell table:formula="of:=([.O20]*([.$O$2]-1)+[.M21])/[.$O$2]" office:value-type="float" office:value="35.5672653666839" calcext:value-type="float">
            <text:p>35,5672653666839</text:p>
          </table:table-cell>
          <table:table-cell table:formula="of:=([.P20]*([.$P$2]-1)+[.N21])/[.$P$2]" office:value-type="float" office:value="28.805620027582" calcext:value-type="float">
            <text:p>28,805620027582</text:p>
          </table:table-cell>
          <table:table-cell table:formula="of:=([.O21]/[.J21])*100" office:value-type="float" office:value="29.118735483459" calcext:value-type="float">
            <text:p>29,118735483459</text:p>
          </table:table-cell>
          <table:table-cell table:formula="of:=([.P21]/[.J21])*100" office:value-type="float" office:value="23.5830115521303" calcext:value-type="float">
            <text:p>23,5830115521303</text:p>
          </table:table-cell>
          <table:table-cell table:formula="of:=(ABS([.Q21]-[.R21])/SUM([.Q21];[.R21]))*100" office:value-type="float" office:value="10.5038717740998" calcext:value-type="float">
            <text:p>10,50387177409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7" calcext:value-type="date">
            <text:p>2020-01-27</text:p>
          </table:table-cell>
          <table:table-cell office:value-type="float" office:value="8717" calcext:value-type="float">
            <text:p>8717</text:p>
          </table:table-cell>
          <table:table-cell office:value-type="float" office:value="8621" calcext:value-type="float">
            <text:p>8621</text:p>
          </table:table-cell>
          <table:table-cell office:value-type="float" office:value="8654" calcext:value-type="float">
            <text:p>8654</text:p>
          </table:table-cell>
          <table:table-cell office:value-type="float" office:value="8656" calcext:value-type="float">
            <text:p>8656</text:p>
          </table:table-cell>
          <table:table-cell table:formula="of:=ABS([.B22]-[.C22])" office:value-type="float" office:value="96" calcext:value-type="float">
            <text:p>96</text:p>
          </table:table-cell>
          <table:table-cell table:formula="of:=ABS([.B22]-[.E21])" office:value-type="float" office:value="109" calcext:value-type="float">
            <text:p>109</text:p>
          </table:table-cell>
          <table:table-cell table:formula="of:=ABS([.C22]-[.E21])" office:value-type="float" office:value="205" calcext:value-type="float">
            <text:p>205</text:p>
          </table:table-cell>
          <table:table-cell table:formula="of:=MAX([.F22:.H22])" office:value-type="float" office:value="205" calcext:value-type="float">
            <text:p>205</text:p>
          </table:table-cell>
          <table:table-cell table:formula="of:=(([.J21]*([.$J$2]-1))+[.I22])/[.$J$2]" office:value-type="float" office:value="128.06380713803" calcext:value-type="float">
            <text:p>128,06380713803</text:p>
          </table:table-cell>
          <table:table-cell table:formula="of:=[.B22]-[.B21]" office:value-type="float" office:value="-229" calcext:value-type="float">
            <text:p>-229</text:p>
          </table:table-cell>
          <table:table-cell table:formula="of:=[.C21]-[.C22]" office:value-type="float" office:value="137" calcext:value-type="float">
            <text:p>137</text:p>
          </table:table-cell>
          <table:table-cell table:formula="of:=IF(AND([.K22]&gt;[.L22];[.K22]&gt;0);[.K22];0)" office:value-type="float" office:value="0" calcext:value-type="float">
            <text:p>0</text:p>
          </table:table-cell>
          <table:table-cell table:formula="of:=IF(AND([.L22]&gt;[.K22];[.L22]&gt;0);[.L22];0)" office:value-type="float" office:value="137" calcext:value-type="float">
            <text:p>137</text:p>
          </table:table-cell>
          <table:table-cell table:formula="of:=([.O21]*([.$O$2]-1)+[.M22])/[.$O$2]" office:value-type="float" office:value="33.0267464119208" calcext:value-type="float">
            <text:p>33,0267464119208</text:p>
          </table:table-cell>
          <table:table-cell table:formula="of:=([.P21]*([.$P$2]-1)+[.N22])/[.$P$2]" office:value-type="float" office:value="36.5337900256119" calcext:value-type="float">
            <text:p>36,5337900256119</text:p>
          </table:table-cell>
          <table:table-cell table:formula="of:=([.O22]/[.J22])*100" office:value-type="float" office:value="25.789289846993" calcext:value-type="float">
            <text:p>25,789289846993</text:p>
          </table:table-cell>
          <table:table-cell table:formula="of:=([.P22]/[.J22])*100" office:value-type="float" office:value="28.5278025400532" calcext:value-type="float">
            <text:p>28,5278025400532</text:p>
          </table:table-cell>
          <table:table-cell table:formula="of:=(ABS([.Q22]-[.R22])/SUM([.Q22];[.R22]))*100" office:value-type="float" office:value="5.04171444514452" calcext:value-type="float">
            <text:p>5,04171444514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8" calcext:value-type="date">
            <text:p>2020-01-28</text:p>
          </table:table-cell>
          <table:table-cell office:value-type="float" office:value="8748" calcext:value-type="float">
            <text:p>8748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18" calcext:value-type="float">
            <text:p>8718</text:p>
          </table:table-cell>
          <table:table-cell table:formula="of:=ABS([.B23]-[.C23])" office:value-type="float" office:value="129" calcext:value-type="float">
            <text:p>129</text:p>
          </table:table-cell>
          <table:table-cell table:formula="of:=ABS([.B23]-[.E22])" office:value-type="float" office:value="92" calcext:value-type="float">
            <text:p>92</text:p>
          </table:table-cell>
          <table:table-cell table:formula="of:=ABS([.C23]-[.E22])" office:value-type="float" office:value="37" calcext:value-type="float">
            <text:p>37</text:p>
          </table:table-cell>
          <table:table-cell table:formula="of:=MAX([.F23:.H23])" office:value-type="float" office:value="129" calcext:value-type="float">
            <text:p>129</text:p>
          </table:table-cell>
          <table:table-cell table:formula="of:=(([.J22]*([.$J$2]-1))+[.I23])/[.$J$2]" office:value-type="float" office:value="128.130678056743" calcext:value-type="float">
            <text:p>128,130678056743</text:p>
          </table:table-cell>
          <table:table-cell table:formula="of:=[.B23]-[.B22]" office:value-type="float" office:value="31" calcext:value-type="float">
            <text:p>31</text:p>
          </table:table-cell>
          <table:table-cell table:formula="of:=[.C22]-[.C23]" office:value-type="float" office:value="2" calcext:value-type="float">
            <text:p>2</text:p>
          </table:table-cell>
          <table:table-cell table:formula="of:=IF(AND([.K23]&gt;[.L23];[.K23]&gt;0);[.K23];0)" office:value-type="float" office:value="31" calcext:value-type="float">
            <text:p>31</text:p>
          </table:table-cell>
          <table:table-cell table:formula="of:=IF(AND([.L23]&gt;[.K23];[.L23]&gt;0);[.L23];0)" office:value-type="float" office:value="0" calcext:value-type="float">
            <text:p>0</text:p>
          </table:table-cell>
          <table:table-cell table:formula="of:=([.O22]*([.$O$2]-1)+[.M23])/[.$O$2]" office:value-type="float" office:value="32.8819788110693" calcext:value-type="float">
            <text:p>32,8819788110693</text:p>
          </table:table-cell>
          <table:table-cell table:formula="of:=([.P22]*([.$P$2]-1)+[.N23])/[.$P$2]" office:value-type="float" office:value="33.924233595211" calcext:value-type="float">
            <text:p>33,924233595211</text:p>
          </table:table-cell>
          <table:table-cell table:formula="of:=([.O23]/[.J23])*100" office:value-type="float" office:value="25.662846173738" calcext:value-type="float">
            <text:p>25,662846173738</text:p>
          </table:table-cell>
          <table:table-cell table:formula="of:=([.P23]/[.J23])*100" office:value-type="float" office:value="26.4762772738842" calcext:value-type="float">
            <text:p>26,4762772738842</text:p>
          </table:table-cell>
          <table:table-cell table:formula="of:=(ABS([.Q23]-[.R23])/SUM([.Q23];[.R23]))*100" office:value-type="float" office:value="1.56011656191984" calcext:value-type="float">
            <text:p>1,560116561919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9" calcext:value-type="date">
            <text:p>2020-01-29</text:p>
          </table:table-cell>
          <table:table-cell office:value-type="float" office:value="8836" calcext:value-type="float">
            <text:p>8836</text:p>
          </table:table-cell>
          <table:table-cell office:value-type="float" office:value="8715" calcext:value-type="float">
            <text:p>8715</text:p>
          </table:table-cell>
          <table:table-cell office:value-type="float" office:value="8755" calcext:value-type="float">
            <text:p>8755</text:p>
          </table:table-cell>
          <table:table-cell office:value-type="float" office:value="8724" calcext:value-type="float">
            <text:p>8724</text:p>
          </table:table-cell>
          <table:table-cell table:formula="of:=ABS([.B24]-[.C24])" office:value-type="float" office:value="121" calcext:value-type="float">
            <text:p>121</text:p>
          </table:table-cell>
          <table:table-cell table:formula="of:=ABS([.B24]-[.E23])" office:value-type="float" office:value="118" calcext:value-type="float">
            <text:p>118</text:p>
          </table:table-cell>
          <table:table-cell table:formula="of:=ABS([.C24]-[.E23])" office:value-type="float" office:value="3" calcext:value-type="float">
            <text:p>3</text:p>
          </table:table-cell>
          <table:table-cell table:formula="of:=MAX([.F24:.H24])" office:value-type="float" office:value="121" calcext:value-type="float">
            <text:p>121</text:p>
          </table:table-cell>
          <table:table-cell table:formula="of:=(([.J23]*([.$J$2]-1))+[.I24])/[.$J$2]" office:value-type="float" office:value="127.621343909832" calcext:value-type="float">
            <text:p>127,621343909832</text:p>
          </table:table-cell>
          <table:table-cell table:formula="of:=[.B24]-[.B23]" office:value-type="float" office:value="88" calcext:value-type="float">
            <text:p>88</text:p>
          </table:table-cell>
          <table:table-cell table:formula="of:=[.C23]-[.C24]" office:value-type="float" office:value="-96" calcext:value-type="float">
            <text:p>-96</text:p>
          </table:table-cell>
          <table:table-cell table:formula="of:=IF(AND([.K24]&gt;[.L24];[.K24]&gt;0);[.K24];0)" office:value-type="float" office:value="88" calcext:value-type="float">
            <text:p>88</text:p>
          </table:table-cell>
          <table:table-cell table:formula="of:=IF(AND([.L24]&gt;[.K24];[.L24]&gt;0);[.L24];0)" office:value-type="float" office:value="0" calcext:value-type="float">
            <text:p>0</text:p>
          </table:table-cell>
          <table:table-cell table:formula="of:=([.O23]*([.$O$2]-1)+[.M24])/[.$O$2]" office:value-type="float" office:value="36.8189803245644" calcext:value-type="float">
            <text:p>36,8189803245644</text:p>
          </table:table-cell>
          <table:table-cell table:formula="of:=([.P23]*([.$P$2]-1)+[.N24])/[.$P$2]" office:value-type="float" office:value="31.501074052696" calcext:value-type="float">
            <text:p>31,501074052696</text:p>
          </table:table-cell>
          <table:table-cell table:formula="of:=([.O24]/[.J24])*100" office:value-type="float" office:value="28.8501744273888" calcext:value-type="float">
            <text:p>28,8501744273888</text:p>
          </table:table-cell>
          <table:table-cell table:formula="of:=([.P24]/[.J24])*100" office:value-type="float" office:value="24.6832332959542" calcext:value-type="float">
            <text:p>24,6832332959542</text:p>
          </table:table-cell>
          <table:table-cell table:formula="of:=(ABS([.Q24]-[.R24])/SUM([.Q24];[.R24]))*100" office:value-type="float" office:value="7.7838144602508" calcext:value-type="float">
            <text:p>7,78381446025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0" calcext:value-type="date">
            <text:p>2020-01-30</text:p>
          </table:table-cell>
          <table:table-cell office:value-type="float" office:value="8503" calcext:value-type="float">
            <text:p>8503</text:p>
          </table:table-cell>
          <table:table-cell office:value-type="float" office:value="8360" calcext:value-type="float">
            <text:p>8360</text:p>
          </table:table-cell>
          <table:table-cell office:value-type="float" office:value="8490" calcext:value-type="float">
            <text:p>8490</text:p>
          </table:table-cell>
          <table:table-cell office:value-type="float" office:value="8438" calcext:value-type="float">
            <text:p>8438</text:p>
          </table:table-cell>
          <table:table-cell table:formula="of:=ABS([.B25]-[.C25])" office:value-type="float" office:value="143" calcext:value-type="float">
            <text:p>143</text:p>
          </table:table-cell>
          <table:table-cell table:formula="of:=ABS([.B25]-[.E24])" office:value-type="float" office:value="221" calcext:value-type="float">
            <text:p>221</text:p>
          </table:table-cell>
          <table:table-cell table:formula="of:=ABS([.C25]-[.E24])" office:value-type="float" office:value="364" calcext:value-type="float">
            <text:p>364</text:p>
          </table:table-cell>
          <table:table-cell table:formula="of:=MAX([.F25:.H25])" office:value-type="float" office:value="364" calcext:value-type="float">
            <text:p>364</text:p>
          </table:table-cell>
          <table:table-cell table:formula="of:=(([.J24]*([.$J$2]-1))+[.I25])/[.$J$2]" office:value-type="float" office:value="144.505533630559" calcext:value-type="float">
            <text:p>144,505533630559</text:p>
          </table:table-cell>
          <table:table-cell table:formula="of:=[.B25]-[.B24]" office:value-type="float" office:value="-333" calcext:value-type="float">
            <text:p>-333</text:p>
          </table:table-cell>
          <table:table-cell table:formula="of:=[.C24]-[.C25]" office:value-type="float" office:value="355" calcext:value-type="float">
            <text:p>355</text:p>
          </table:table-cell>
          <table:table-cell table:formula="of:=IF(AND([.K25]&gt;[.L25];[.K25]&gt;0);[.K25];0)" office:value-type="float" office:value="0" calcext:value-type="float">
            <text:p>0</text:p>
          </table:table-cell>
          <table:table-cell table:formula="of:=IF(AND([.L25]&gt;[.K25];[.L25]&gt;0);[.L25];0)" office:value-type="float" office:value="355" calcext:value-type="float">
            <text:p>355</text:p>
          </table:table-cell>
          <table:table-cell table:formula="of:=([.O24]*([.$O$2]-1)+[.M25])/[.$O$2]" office:value-type="float" office:value="34.1890531585241" calcext:value-type="float">
            <text:p>34,1890531585241</text:p>
          </table:table-cell>
          <table:table-cell table:formula="of:=([.P24]*([.$P$2]-1)+[.N25])/[.$P$2]" office:value-type="float" office:value="54.6081401917891" calcext:value-type="float">
            <text:p>54,6081401917891</text:p>
          </table:table-cell>
          <table:table-cell table:formula="of:=([.O25]/[.J25])*100" office:value-type="float" office:value="23.6593383654992" calcext:value-type="float">
            <text:p>23,6593383654992</text:p>
          </table:table-cell>
          <table:table-cell table:formula="of:=([.P25]/[.J25])*100" office:value-type="float" office:value="37.7896533231729" calcext:value-type="float">
            <text:p>37,7896533231729</text:p>
          </table:table-cell>
          <table:table-cell table:formula="of:=(ABS([.Q25]-[.R25])/SUM([.Q25];[.R25]))*100" office:value-type="float" office:value="22.9951941754621" calcext:value-type="float">
            <text:p>22,99519417546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1" calcext:value-type="date">
            <text:p>2020-01-31</text:p>
          </table:table-cell>
          <table:table-cell office:value-type="float" office:value="8434" calcext:value-type="float">
            <text:p>8434</text:p>
          </table:table-cell>
          <table:table-cell office:value-type="float" office:value="8234" calcext:value-type="float">
            <text:p>8234</text:p>
          </table:table-cell>
          <table:table-cell office:value-type="float" office:value="8403" calcext:value-type="float">
            <text:p>8403</text:p>
          </table:table-cell>
          <table:table-cell office:value-type="float" office:value="8256" calcext:value-type="float">
            <text:p>8256</text:p>
          </table:table-cell>
          <table:table-cell table:formula="of:=ABS([.B26]-[.C26])" office:value-type="float" office:value="200" calcext:value-type="float">
            <text:p>200</text:p>
          </table:table-cell>
          <table:table-cell table:formula="of:=ABS([.B26]-[.E25])" office:value-type="float" office:value="4" calcext:value-type="float">
            <text:p>4</text:p>
          </table:table-cell>
          <table:table-cell table:formula="of:=ABS([.C26]-[.E25])" office:value-type="float" office:value="204" calcext:value-type="float">
            <text:p>204</text:p>
          </table:table-cell>
          <table:table-cell table:formula="of:=MAX([.F26:.H26])" office:value-type="float" office:value="204" calcext:value-type="float">
            <text:p>204</text:p>
          </table:table-cell>
          <table:table-cell table:formula="of:=(([.J25]*([.$J$2]-1))+[.I26])/[.$J$2]" office:value-type="float" office:value="148.755138371233" calcext:value-type="float">
            <text:p>148,755138371233</text:p>
          </table:table-cell>
          <table:table-cell table:formula="of:=[.B26]-[.B25]" office:value-type="float" office:value="-69" calcext:value-type="float">
            <text:p>-69</text:p>
          </table:table-cell>
          <table:table-cell table:formula="of:=[.C25]-[.C26]" office:value-type="float" office:value="126" calcext:value-type="float">
            <text:p>126</text:p>
          </table:table-cell>
          <table:table-cell table:formula="of:=IF(AND([.K26]&gt;[.L26];[.K26]&gt;0);[.K26];0)" office:value-type="float" office:value="0" calcext:value-type="float">
            <text:p>0</text:p>
          </table:table-cell>
          <table:table-cell table:formula="of:=IF(AND([.L26]&gt;[.K26];[.L26]&gt;0);[.L26];0)" office:value-type="float" office:value="126" calcext:value-type="float">
            <text:p>126</text:p>
          </table:table-cell>
          <table:table-cell table:formula="of:=([.O25]*([.$O$2]-1)+[.M26])/[.$O$2]" office:value-type="float" office:value="31.7469779329152" calcext:value-type="float">
            <text:p>31,7469779329152</text:p>
          </table:table-cell>
          <table:table-cell table:formula="of:=([.P25]*([.$P$2]-1)+[.N26])/[.$P$2]" office:value-type="float" office:value="59.7075587495185" calcext:value-type="float">
            <text:p>59,7075587495185</text:p>
          </table:table-cell>
          <table:table-cell table:formula="of:=([.O26]/[.J26])*100" office:value-type="float" office:value="21.3417689503185" calcext:value-type="float">
            <text:p>21,3417689503185</text:p>
          </table:table-cell>
          <table:table-cell table:formula="of:=([.P26]/[.J26])*100" office:value-type="float" office:value="40.1381487747418" calcext:value-type="float">
            <text:p>40,1381487747418</text:p>
          </table:table-cell>
          <table:table-cell table:formula="of:=(ABS([.Q26]-[.R26])/SUM([.Q26];[.R26]))*100" office:value-type="float" office:value="30.5732026325752" calcext:value-type="float">
            <text:p>30,573202632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3" calcext:value-type="date">
            <text:p>2020-02-03</text:p>
          </table:table-cell>
          <table:table-cell office:value-type="float" office:value="8369" calcext:value-type="float">
            <text:p>8369</text:p>
          </table:table-cell>
          <table:table-cell office:value-type="float" office:value="8211" calcext:value-type="float">
            <text:p>8211</text:p>
          </table:table-cell>
          <table:table-cell office:value-type="float" office:value="8329" calcext:value-type="float">
            <text:p>8329</text:p>
          </table:table-cell>
          <table:table-cell office:value-type="float" office:value="8215" calcext:value-type="float">
            <text:p>8215</text:p>
          </table:table-cell>
          <table:table-cell table:formula="of:=ABS([.B27]-[.C27])" office:value-type="float" office:value="158" calcext:value-type="float">
            <text:p>158</text:p>
          </table:table-cell>
          <table:table-cell table:formula="of:=ABS([.B27]-[.E26])" office:value-type="float" office:value="113" calcext:value-type="float">
            <text:p>113</text:p>
          </table:table-cell>
          <table:table-cell table:formula="of:=ABS([.C27]-[.E26])" office:value-type="float" office:value="45" calcext:value-type="float">
            <text:p>45</text:p>
          </table:table-cell>
          <table:table-cell table:formula="of:=MAX([.F27:.H27])" office:value-type="float" office:value="158" calcext:value-type="float">
            <text:p>158</text:p>
          </table:table-cell>
          <table:table-cell table:formula="of:=(([.J26]*([.$J$2]-1))+[.I27])/[.$J$2]" office:value-type="float" office:value="149.415485630431" calcext:value-type="float">
            <text:p>149,415485630431</text:p>
          </table:table-cell>
          <table:table-cell table:formula="of:=[.B27]-[.B26]" office:value-type="float" office:value="-65" calcext:value-type="float">
            <text:p>-65</text:p>
          </table:table-cell>
          <table:table-cell table:formula="of:=[.C26]-[.C27]" office:value-type="float" office:value="23" calcext:value-type="float">
            <text:p>23</text:p>
          </table:table-cell>
          <table:table-cell table:formula="of:=IF(AND([.K27]&gt;[.L27];[.K27]&gt;0);[.K27];0)" office:value-type="float" office:value="0" calcext:value-type="float">
            <text:p>0</text:p>
          </table:table-cell>
          <table:table-cell table:formula="of:=IF(AND([.L27]&gt;[.K27];[.L27]&gt;0);[.L27];0)" office:value-type="float" office:value="23" calcext:value-type="float">
            <text:p>23</text:p>
          </table:table-cell>
          <table:table-cell table:formula="of:=([.O26]*([.$O$2]-1)+[.M27])/[.$O$2]" office:value-type="float" office:value="29.4793366519927" calcext:value-type="float">
            <text:p>29,4793366519927</text:p>
          </table:table-cell>
          <table:table-cell table:formula="of:=([.P26]*([.$P$2]-1)+[.N27])/[.$P$2]" office:value-type="float" office:value="57.08559026741" calcext:value-type="float">
            <text:p>57,08559026741</text:p>
          </table:table-cell>
          <table:table-cell table:formula="of:=([.O27]/[.J27])*100" office:value-type="float" office:value="19.7297733415048" calcext:value-type="float">
            <text:p>19,7297733415048</text:p>
          </table:table-cell>
          <table:table-cell table:formula="of:=([.P27]/[.J27])*100" office:value-type="float" office:value="38.2059396497947" calcext:value-type="float">
            <text:p>38,2059396497947</text:p>
          </table:table-cell>
          <table:table-cell table:formula="of:=(ABS([.Q27]-[.R27])/SUM([.Q27];[.R27]))*100" office:value-type="float" office:value="31.8908068173158" calcext:value-type="float">
            <text:p>31,8908068173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4" calcext:value-type="date">
            <text:p>2020-02-04</text:p>
          </table:table-cell>
          <table:table-cell office:value-type="float" office:value="8390" calcext:value-type="float">
            <text:p>8390</text:p>
          </table:table-cell>
          <table:table-cell office:value-type="float" office:value="8278" calcext:value-type="float">
            <text:p>8278</text:p>
          </table:table-cell>
          <table:table-cell office:value-type="float" office:value="8285" calcext:value-type="float">
            <text:p>8285</text:p>
          </table:table-cell>
          <table:table-cell office:value-type="float" office:value="8352" calcext:value-type="float">
            <text:p>8352</text:p>
          </table:table-cell>
          <table:table-cell table:formula="of:=ABS([.B28]-[.C28])" office:value-type="float" office:value="112" calcext:value-type="float">
            <text:p>112</text:p>
          </table:table-cell>
          <table:table-cell table:formula="of:=ABS([.B28]-[.E27])" office:value-type="float" office:value="175" calcext:value-type="float">
            <text:p>175</text:p>
          </table:table-cell>
          <table:table-cell table:formula="of:=ABS([.C28]-[.E27])" office:value-type="float" office:value="63" calcext:value-type="float">
            <text:p>63</text:p>
          </table:table-cell>
          <table:table-cell table:formula="of:=MAX([.F28:.H28])" office:value-type="float" office:value="175" calcext:value-type="float">
            <text:p>175</text:p>
          </table:table-cell>
          <table:table-cell table:formula="of:=(([.J27]*([.$J$2]-1))+[.I28])/[.$J$2]" office:value-type="float" office:value="151.242950942543" calcext:value-type="float">
            <text:p>151,242950942543</text:p>
          </table:table-cell>
          <table:table-cell table:formula="of:=[.B28]-[.B27]" office:value-type="float" office:value="21" calcext:value-type="float">
            <text:p>21</text:p>
          </table:table-cell>
          <table:table-cell table:formula="of:=[.C27]-[.C28]" office:value-type="float" office:value="-67" calcext:value-type="float">
            <text:p>-67</text:p>
          </table:table-cell>
          <table:table-cell table:formula="of:=IF(AND([.K28]&gt;[.L28];[.K28]&gt;0);[.K28];0)" office:value-type="float" office:value="21" calcext:value-type="float">
            <text:p>21</text:p>
          </table:table-cell>
          <table:table-cell table:formula="of:=IF(AND([.L28]&gt;[.K28];[.L28]&gt;0);[.L28];0)" office:value-type="float" office:value="0" calcext:value-type="float">
            <text:p>0</text:p>
          </table:table-cell>
          <table:table-cell table:formula="of:=([.O27]*([.$O$2]-1)+[.M28])/[.$O$2]" office:value-type="float" office:value="28.8736697482789" calcext:value-type="float">
            <text:p>28,8736697482789</text:p>
          </table:table-cell>
          <table:table-cell table:formula="of:=([.P27]*([.$P$2]-1)+[.N28])/[.$P$2]" office:value-type="float" office:value="53.0080481054521" calcext:value-type="float">
            <text:p>53,0080481054521</text:p>
          </table:table-cell>
          <table:table-cell table:formula="of:=([.O28]/[.J28])*100" office:value-type="float" office:value="19.0909193243975" calcext:value-type="float">
            <text:p>19,0909193243975</text:p>
          </table:table-cell>
          <table:table-cell table:formula="of:=([.P28]/[.J28])*100" office:value-type="float" office:value="35.0482768123123" calcext:value-type="float">
            <text:p>35,0482768123123</text:p>
          </table:table-cell>
          <table:table-cell table:formula="of:=(ABS([.Q28]-[.R28])/SUM([.Q28];[.R28]))*100" office:value-type="float" office:value="29.4746849355133" calcext:value-type="float">
            <text:p>29,4746849355133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5" calcext:value-type="date">
            <text:p>2020-02-05</text:p>
          </table:table-cell>
          <table:table-cell office:value-type="float" office:value="8550" calcext:value-type="float">
            <text:p>8550</text:p>
          </table:table-cell>
          <table:table-cell office:value-type="float" office:value="8439" calcext:value-type="float">
            <text:p>8439</text:p>
          </table:table-cell>
          <table:table-cell office:value-type="float" office:value="8453" calcext:value-type="float">
            <text:p>8453</text:p>
          </table:table-cell>
          <table:table-cell office:value-type="float" office:value="8493" calcext:value-type="float">
            <text:p>8493</text:p>
          </table:table-cell>
          <table:table-cell table:formula="of:=ABS([.B29]-[.C29])" office:value-type="float" office:value="111" calcext:value-type="float">
            <text:p>111</text:p>
          </table:table-cell>
          <table:table-cell table:formula="of:=ABS([.B29]-[.E28])" office:value-type="float" office:value="198" calcext:value-type="float">
            <text:p>198</text:p>
          </table:table-cell>
          <table:table-cell table:formula="of:=ABS([.C29]-[.E28])" office:value-type="float" office:value="87" calcext:value-type="float">
            <text:p>87</text:p>
          </table:table-cell>
          <table:table-cell table:formula="of:=MAX([.F29:.H29])" office:value-type="float" office:value="198" calcext:value-type="float">
            <text:p>198</text:p>
          </table:table-cell>
          <table:table-cell table:formula="of:=(([.J28]*([.$J$2]-1))+[.I29])/[.$J$2]" office:value-type="float" office:value="154.582740160933" calcext:value-type="float">
            <text:p>154,582740160933</text:p>
          </table:table-cell>
          <table:table-cell table:formula="of:=[.B29]-[.B28]" office:value-type="float" office:value="160" calcext:value-type="float">
            <text:p>160</text:p>
          </table:table-cell>
          <table:table-cell table:formula="of:=[.C28]-[.C29]" office:value-type="float" office:value="-161" calcext:value-type="float">
            <text:p>-161</text:p>
          </table:table-cell>
          <table:table-cell table:formula="of:=IF(AND([.K29]&gt;[.L29];[.K29]&gt;0);[.K29];0)" office:value-type="float" office:value="160" calcext:value-type="float">
            <text:p>160</text:p>
          </table:table-cell>
          <table:table-cell table:formula="of:=IF(AND([.L29]&gt;[.K29];[.L29]&gt;0);[.L29];0)" office:value-type="float" office:value="0" calcext:value-type="float">
            <text:p>0</text:p>
          </table:table-cell>
          <table:table-cell table:formula="of:=([.O28]*([.$O$2]-1)+[.M29])/[.$O$2]" office:value-type="float" office:value="38.2398361948304" calcext:value-type="float">
            <text:p>38,2398361948304</text:p>
          </table:table-cell>
          <table:table-cell table:formula="of:=([.P28]*([.$P$2]-1)+[.N29])/[.$P$2]" office:value-type="float" office:value="49.2217589550627" calcext:value-type="float">
            <text:p>49,2217589550627</text:p>
          </table:table-cell>
          <table:table-cell table:formula="of:=([.O29]/[.J29])*100" office:value-type="float" office:value="24.7374552650702" calcext:value-type="float">
            <text:p>24,7374552650702</text:p>
          </table:table-cell>
          <table:table-cell table:formula="of:=([.P29]/[.J29])*100" office:value-type="float" office:value="31.8416913193666" calcext:value-type="float">
            <text:p>31,8416913193666</text:p>
          </table:table-cell>
          <table:table-cell table:formula="of:=(ABS([.Q29]-[.R29])/SUM([.Q29];[.R29]))*100" office:value-type="float" office:value="12.5562799779849" calcext:value-type="float">
            <text:p>12,5562799779849</text:p>
          </table:table-cell>
          <table:table-cell table:formula="of:=AVERAGE([.S16:.S29])" office:value-type="float" office:value="24.5744916941327" calcext:value-type="float">
            <text:p>24,574491694132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06" calcext:value-type="date">
            <text:p>2020-02-06</text:p>
          </table:table-cell>
          <table:table-cell office:value-type="float" office:value="8539" calcext:value-type="float">
            <text:p>8539</text:p>
          </table:table-cell>
          <table:table-cell office:value-type="float" office:value="8458" calcext:value-type="float">
            <text:p>8458</text:p>
          </table:table-cell>
          <table:table-cell office:value-type="float" office:value="8531" calcext:value-type="float">
            <text:p>8531</text:p>
          </table:table-cell>
          <table:table-cell office:value-type="float" office:value="8482" calcext:value-type="float">
            <text:p>8482</text:p>
          </table:table-cell>
          <table:table-cell table:formula="of:=ABS([.B30]-[.C30])" office:value-type="float" office:value="81" calcext:value-type="float">
            <text:p>81</text:p>
          </table:table-cell>
          <table:table-cell table:formula="of:=ABS([.B30]-[.E29])" office:value-type="float" office:value="46" calcext:value-type="float">
            <text:p>46</text:p>
          </table:table-cell>
          <table:table-cell table:formula="of:=ABS([.C30]-[.E29])" office:value-type="float" office:value="35" calcext:value-type="float">
            <text:p>35</text:p>
          </table:table-cell>
          <table:table-cell table:formula="of:=MAX([.F30:.H30])" office:value-type="float" office:value="81" calcext:value-type="float">
            <text:p>81</text:p>
          </table:table-cell>
          <table:table-cell table:formula="of:=(([.J29]*([.$J$2]-1))+[.I30])/[.$J$2]" office:value-type="float" office:value="149.326830149437" calcext:value-type="float">
            <text:p>149,326830149437</text:p>
          </table:table-cell>
          <table:table-cell table:formula="of:=[.B30]-[.B29]" office:value-type="float" office:value="-11" calcext:value-type="float">
            <text:p>-11</text:p>
          </table:table-cell>
          <table:table-cell table:formula="of:=[.C29]-[.C30]" office:value-type="float" office:value="-19" calcext:value-type="float">
            <text:p>-19</text:p>
          </table:table-cell>
          <table:table-cell table:formula="of:=IF(AND([.K30]&gt;[.L30];[.K30]&gt;0);[.K30];0)" office:value-type="float" office:value="0" calcext:value-type="float">
            <text:p>0</text:p>
          </table:table-cell>
          <table:table-cell table:formula="of:=IF(AND([.L30]&gt;[.K30];[.L30]&gt;0);[.L30];0)" office:value-type="float" office:value="0" calcext:value-type="float">
            <text:p>0</text:p>
          </table:table-cell>
          <table:table-cell table:formula="of:=([.O29]*([.$O$2]-1)+[.M30])/[.$O$2]" office:value-type="float" office:value="35.5084193237711" calcext:value-type="float">
            <text:p>35,5084193237711</text:p>
          </table:table-cell>
          <table:table-cell table:formula="of:=([.P29]*([.$P$2]-1)+[.N30])/[.$P$2]" office:value-type="float" office:value="45.7059190297011" calcext:value-type="float">
            <text:p>45,7059190297011</text:p>
          </table:table-cell>
          <table:table-cell table:formula="of:=([.O30]/[.J30])*100" office:value-type="float" office:value="23.7789948987978" calcext:value-type="float">
            <text:p>23,7789948987978</text:p>
          </table:table-cell>
          <table:table-cell table:formula="of:=([.P30]/[.J30])*100" office:value-type="float" office:value="30.607975126748" calcext:value-type="float">
            <text:p>30,607975126748</text:p>
          </table:table-cell>
          <table:table-cell table:formula="of:=(ABS([.Q30]-[.R30])/SUM([.Q30];[.R30]))*100" office:value-type="float" office:value="12.5562799779849" calcext:value-type="float">
            <text:p>12,5562799779849</text:p>
          </table:table-cell>
          <table:table-cell table:formula="of:=([.T29]*([.$T$2]-1)+[.S30])/[.$T$2]" office:value-type="float" office:value="23.7160480001222" calcext:value-type="float">
            <text:p>23,716048000122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07" calcext:value-type="date">
            <text:p>2020-02-07</text:p>
          </table:table-cell>
          <table:table-cell office:value-type="float" office:value="8479" calcext:value-type="float">
            <text:p>8479</text:p>
          </table:table-cell>
          <table:table-cell office:value-type="float" office:value="8292" calcext:value-type="float">
            <text:p>8292</text:p>
          </table:table-cell>
          <table:table-cell office:value-type="float" office:value="8461" calcext:value-type="float">
            <text:p>8461</text:p>
          </table:table-cell>
          <table:table-cell office:value-type="float" office:value="8317" calcext:value-type="float">
            <text:p>8317</text:p>
          </table:table-cell>
          <table:table-cell table:formula="of:=ABS([.B31]-[.C31])" office:value-type="float" office:value="187" calcext:value-type="float">
            <text:p>187</text:p>
          </table:table-cell>
          <table:table-cell table:formula="of:=ABS([.B31]-[.E30])" office:value-type="float" office:value="3" calcext:value-type="float">
            <text:p>3</text:p>
          </table:table-cell>
          <table:table-cell table:formula="of:=ABS([.C31]-[.E30])" office:value-type="float" office:value="190" calcext:value-type="float">
            <text:p>190</text:p>
          </table:table-cell>
          <table:table-cell table:formula="of:=MAX([.F31:.H31])" office:value-type="float" office:value="190" calcext:value-type="float">
            <text:p>190</text:p>
          </table:table-cell>
          <table:table-cell table:formula="of:=(([.J30]*([.$J$2]-1))+[.I31])/[.$J$2]" office:value-type="float" office:value="152.232056567335" calcext:value-type="float">
            <text:p>152,232056567335</text:p>
          </table:table-cell>
          <table:table-cell table:formula="of:=[.B31]-[.B30]" office:value-type="float" office:value="-60" calcext:value-type="float">
            <text:p>-60</text:p>
          </table:table-cell>
          <table:table-cell table:formula="of:=[.C30]-[.C31]" office:value-type="float" office:value="166" calcext:value-type="float">
            <text:p>166</text:p>
          </table:table-cell>
          <table:table-cell table:formula="of:=IF(AND([.K31]&gt;[.L31];[.K31]&gt;0);[.K31];0)" office:value-type="float" office:value="0" calcext:value-type="float">
            <text:p>0</text:p>
          </table:table-cell>
          <table:table-cell table:formula="of:=IF(AND([.L31]&gt;[.K31];[.L31]&gt;0);[.L31];0)" office:value-type="float" office:value="166" calcext:value-type="float">
            <text:p>166</text:p>
          </table:table-cell>
          <table:table-cell table:formula="of:=([.O30]*([.$O$2]-1)+[.M31])/[.$O$2]" office:value-type="float" office:value="32.9721036577875" calcext:value-type="float">
            <text:p>32,9721036577875</text:p>
          </table:table-cell>
          <table:table-cell table:formula="of:=([.P30]*([.$P$2]-1)+[.N31])/[.$P$2]" office:value-type="float" office:value="54.2983533847224" calcext:value-type="float">
            <text:p>54,2983533847224</text:p>
          </table:table-cell>
          <table:table-cell table:formula="of:=([.O31]/[.J31])*100" office:value-type="float" office:value="21.6591067619213" calcext:value-type="float">
            <text:p>21,6591067619213</text:p>
          </table:table-cell>
          <table:table-cell table:formula="of:=([.P31]/[.J31])*100" office:value-type="float" office:value="35.6681467813616" calcext:value-type="float">
            <text:p>35,6681467813616</text:p>
          </table:table-cell>
          <table:table-cell table:formula="of:=(ABS([.Q31]-[.R31])/SUM([.Q31];[.R31]))*100" office:value-type="float" office:value="24.4369634921779" calcext:value-type="float">
            <text:p>24,4369634921779</text:p>
          </table:table-cell>
          <table:table-cell table:formula="of:=([.T30]*([.$T$2]-1)+[.S31])/[.$T$2]" office:value-type="float" office:value="23.7675419638405" calcext:value-type="float">
            <text:p>23,767541963840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0" calcext:value-type="date">
            <text:p>2020-02-10</text:p>
          </table:table-cell>
          <table:table-cell office:value-type="float" office:value="8464" calcext:value-type="float">
            <text:p>8464</text:p>
          </table:table-cell>
          <table:table-cell office:value-type="float" office:value="8292" calcext:value-type="float">
            <text:p>8292</text:p>
          </table:table-cell>
          <table:table-cell office:value-type="float" office:value="8304" calcext:value-type="float">
            <text:p>8304</text:p>
          </table:table-cell>
          <table:table-cell office:value-type="float" office:value="8443" calcext:value-type="float">
            <text:p>8443</text:p>
          </table:table-cell>
          <table:table-cell table:formula="of:=ABS([.B32]-[.C32])" office:value-type="float" office:value="172" calcext:value-type="float">
            <text:p>172</text:p>
          </table:table-cell>
          <table:table-cell table:formula="of:=ABS([.B32]-[.E31])" office:value-type="float" office:value="147" calcext:value-type="float">
            <text:p>147</text:p>
          </table:table-cell>
          <table:table-cell table:formula="of:=ABS([.C32]-[.E31])" office:value-type="float" office:value="25" calcext:value-type="float">
            <text:p>25</text:p>
          </table:table-cell>
          <table:table-cell table:formula="of:=MAX([.F32:.H32])" office:value-type="float" office:value="172" calcext:value-type="float">
            <text:p>172</text:p>
          </table:table-cell>
          <table:table-cell table:formula="of:=(([.J31]*([.$J$2]-1))+[.I32])/[.$J$2]" office:value-type="float" office:value="153.644052526811" calcext:value-type="float">
            <text:p>153,644052526811</text:p>
          </table:table-cell>
          <table:table-cell table:formula="of:=[.B32]-[.B31]" office:value-type="float" office:value="-15" calcext:value-type="float">
            <text:p>-15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IF(AND([.K32]&gt;[.L32];[.K32]&gt;0);[.K32];0)" office:value-type="float" office:value="0" calcext:value-type="float">
            <text:p>0</text:p>
          </table:table-cell>
          <table:table-cell table:formula="of:=IF(AND([.L32]&gt;[.K32];[.L32]&gt;0);[.L32];0)" office:value-type="float" office:value="0" calcext:value-type="float">
            <text:p>0</text:p>
          </table:table-cell>
          <table:table-cell table:formula="of:=([.O31]*([.$O$2]-1)+[.M32])/[.$O$2]" office:value-type="float" office:value="30.6169533965169" calcext:value-type="float">
            <text:p>30,6169533965169</text:p>
          </table:table-cell>
          <table:table-cell table:formula="of:=([.P31]*([.$P$2]-1)+[.N32])/[.$P$2]" office:value-type="float" office:value="50.419899571528" calcext:value-type="float">
            <text:p>50,419899571528</text:p>
          </table:table-cell>
          <table:table-cell table:formula="of:=([.O32]/[.J32])*100" office:value-type="float" office:value="19.9271972412823" calcext:value-type="float">
            <text:p>19,9271972412823</text:p>
          </table:table-cell>
          <table:table-cell table:formula="of:=([.P32]/[.J32])*100" office:value-type="float" office:value="32.8160437988511" calcext:value-type="float">
            <text:p>32,8160437988511</text:p>
          </table:table-cell>
          <table:table-cell table:formula="of:=(ABS([.Q32]-[.R32])/SUM([.Q32];[.R32]))*100" office:value-type="float" office:value="24.4369634921779" calcext:value-type="float">
            <text:p>24,4369634921779</text:p>
          </table:table-cell>
          <table:table-cell table:formula="of:=([.T31]*([.$T$2]-1)+[.S32])/[.$T$2]" office:value-type="float" office:value="23.8153577872931" calcext:value-type="float">
            <text:p>23,815357787293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1" calcext:value-type="date">
            <text:p>2020-02-11</text:p>
          </table:table-cell>
          <table:table-cell office:value-type="float" office:value="8567" calcext:value-type="float">
            <text:p>8567</text:p>
          </table:table-cell>
          <table:table-cell office:value-type="float" office:value="8484" calcext:value-type="float">
            <text:p>8484</text:p>
          </table:table-cell>
          <table:table-cell office:value-type="float" office:value="8503" calcext:value-type="float">
            <text:p>8503</text:p>
          </table:table-cell>
          <table:table-cell office:value-type="float" office:value="8509" calcext:value-type="float">
            <text:p>8509</text:p>
          </table:table-cell>
          <table:table-cell table:formula="of:=ABS([.B33]-[.C33])" office:value-type="float" office:value="83" calcext:value-type="float">
            <text:p>83</text:p>
          </table:table-cell>
          <table:table-cell table:formula="of:=ABS([.B33]-[.E32])" office:value-type="float" office:value="124" calcext:value-type="float">
            <text:p>124</text:p>
          </table:table-cell>
          <table:table-cell table:formula="of:=ABS([.C33]-[.E32])" office:value-type="float" office:value="41" calcext:value-type="float">
            <text:p>41</text:p>
          </table:table-cell>
          <table:table-cell table:formula="of:=MAX([.F33:.H33])" office:value-type="float" office:value="124" calcext:value-type="float">
            <text:p>124</text:p>
          </table:table-cell>
          <table:table-cell table:formula="of:=(([.J32]*([.$J$2]-1))+[.I33])/[.$J$2]" office:value-type="float" office:value="151.526620203467" calcext:value-type="float">
            <text:p>151,526620203467</text:p>
          </table:table-cell>
          <table:table-cell table:formula="of:=[.B33]-[.B32]" office:value-type="float" office:value="103" calcext:value-type="float">
            <text:p>103</text:p>
          </table:table-cell>
          <table:table-cell table:formula="of:=[.C32]-[.C33]" office:value-type="float" office:value="-192" calcext:value-type="float">
            <text:p>-192</text:p>
          </table:table-cell>
          <table:table-cell table:formula="of:=IF(AND([.K33]&gt;[.L33];[.K33]&gt;0);[.K33];0)" office:value-type="float" office:value="103" calcext:value-type="float">
            <text:p>103</text:p>
          </table:table-cell>
          <table:table-cell table:formula="of:=IF(AND([.L33]&gt;[.K33];[.L33]&gt;0);[.L33];0)" office:value-type="float" office:value="0" calcext:value-type="float">
            <text:p>0</text:p>
          </table:table-cell>
          <table:table-cell table:formula="of:=([.O32]*([.$O$2]-1)+[.M33])/[.$O$2]" office:value-type="float" office:value="35.7871710110514" calcext:value-type="float">
            <text:p>35,7871710110514</text:p>
          </table:table-cell>
          <table:table-cell table:formula="of:=([.P32]*([.$P$2]-1)+[.N33])/[.$P$2]" office:value-type="float" office:value="46.8184781735617" calcext:value-type="float">
            <text:p>46,8184781735617</text:p>
          </table:table-cell>
          <table:table-cell table:formula="of:=([.O33]/[.J33])*100" office:value-type="float" office:value="23.6177451612113" calcext:value-type="float">
            <text:p>23,6177451612113</text:p>
          </table:table-cell>
          <table:table-cell table:formula="of:=([.P33]/[.J33])*100" office:value-type="float" office:value="30.8978568324791" calcext:value-type="float">
            <text:p>30,8978568324791</text:p>
          </table:table-cell>
          <table:table-cell table:formula="of:=(ABS([.Q33]-[.R33])/SUM([.Q33];[.R33]))*100" office:value-type="float" office:value="13.3541800971223" calcext:value-type="float">
            <text:p>13,3541800971223</text:p>
          </table:table-cell>
          <table:table-cell table:formula="of:=([.T32]*([.$T$2]-1)+[.S33])/[.$T$2]" office:value-type="float" office:value="23.0681308094238" calcext:value-type="float">
            <text:p>23,06813080942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2" calcext:value-type="date">
            <text:p>2020-02-12</text:p>
          </table:table-cell>
          <table:table-cell office:value-type="float" office:value="8606" calcext:value-type="float">
            <text:p>8606</text:p>
          </table:table-cell>
          <table:table-cell office:value-type="float" office:value="8529" calcext:value-type="float">
            <text:p>8529</text:p>
          </table:table-cell>
          <table:table-cell office:value-type="float" office:value="8540" calcext:value-type="float">
            <text:p>8540</text:p>
          </table:table-cell>
          <table:table-cell office:value-type="float" office:value="8543" calcext:value-type="float">
            <text:p>8543</text:p>
          </table:table-cell>
          <table:table-cell table:formula="of:=ABS([.B34]-[.C34])" office:value-type="float" office:value="77" calcext:value-type="float">
            <text:p>77</text:p>
          </table:table-cell>
          <table:table-cell table:formula="of:=ABS([.B34]-[.E33])" office:value-type="float" office:value="97" calcext:value-type="float">
            <text:p>97</text:p>
          </table:table-cell>
          <table:table-cell table:formula="of:=ABS([.C34]-[.E33])" office:value-type="float" office:value="20" calcext:value-type="float">
            <text:p>20</text:p>
          </table:table-cell>
          <table:table-cell table:formula="of:=MAX([.F34:.H34])" office:value-type="float" office:value="97" calcext:value-type="float">
            <text:p>97</text:p>
          </table:table-cell>
          <table:table-cell table:formula="of:=(([.J33]*([.$J$2]-1))+[.I34])/[.$J$2]" office:value-type="float" office:value="147.631861617505" calcext:value-type="float">
            <text:p>147,631861617505</text:p>
          </table:table-cell>
          <table:table-cell table:formula="of:=[.B34]-[.B33]" office:value-type="float" office:value="39" calcext:value-type="float">
            <text:p>39</text:p>
          </table:table-cell>
          <table:table-cell table:formula="of:=[.C33]-[.C34]" office:value-type="float" office:value="-45" calcext:value-type="float">
            <text:p>-45</text:p>
          </table:table-cell>
          <table:table-cell table:formula="of:=IF(AND([.K34]&gt;[.L34];[.K34]&gt;0);[.K34];0)" office:value-type="float" office:value="39" calcext:value-type="float">
            <text:p>39</text:p>
          </table:table-cell>
          <table:table-cell table:formula="of:=IF(AND([.L34]&gt;[.K34];[.L34]&gt;0);[.L34];0)" office:value-type="float" office:value="0" calcext:value-type="float">
            <text:p>0</text:p>
          </table:table-cell>
          <table:table-cell table:formula="of:=([.O33]*([.$O$2]-1)+[.M34])/[.$O$2]" office:value-type="float" office:value="36.0166587959763" calcext:value-type="float">
            <text:p>36,0166587959763</text:p>
          </table:table-cell>
          <table:table-cell table:formula="of:=([.P33]*([.$P$2]-1)+[.N34])/[.$P$2]" office:value-type="float" office:value="43.4743011611644" calcext:value-type="float">
            <text:p>43,4743011611644</text:p>
          </table:table-cell>
          <table:table-cell table:formula="of:=([.O34]/[.J34])*100" office:value-type="float" office:value="24.3962640593741" calcext:value-type="float">
            <text:p>24,3962640593741</text:p>
          </table:table-cell>
          <table:table-cell table:formula="of:=([.P34]/[.J34])*100" office:value-type="float" office:value="29.4477768449473" calcext:value-type="float">
            <text:p>29,4477768449473</text:p>
          </table:table-cell>
          <table:table-cell table:formula="of:=(ABS([.Q34]-[.R34])/SUM([.Q34];[.R34]))*100" office:value-type="float" office:value="9.38174903059296" calcext:value-type="float">
            <text:p>9,38174903059296</text:p>
          </table:table-cell>
          <table:table-cell table:formula="of:=([.T33]*([.$T$2]-1)+[.S34])/[.$T$2]" office:value-type="float" office:value="22.0905321109359" calcext:value-type="float">
            <text:p>22,090532110935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3" calcext:value-type="date">
            <text:p>2020-02-13</text:p>
          </table:table-cell>
          <table:table-cell office:value-type="float" office:value="8568" calcext:value-type="float">
            <text:p>8568</text:p>
          </table:table-cell>
          <table:table-cell office:value-type="float" office:value="8466" calcext:value-type="float">
            <text:p>8466</text:p>
          </table:table-cell>
          <table:table-cell office:value-type="float" office:value="8510" calcext:value-type="float">
            <text:p>8510</text:p>
          </table:table-cell>
          <table:table-cell office:value-type="float" office:value="8547" calcext:value-type="float">
            <text:p>8547</text:p>
          </table:table-cell>
          <table:table-cell table:formula="of:=ABS([.B35]-[.C35])" office:value-type="float" office:value="102" calcext:value-type="float">
            <text:p>102</text:p>
          </table:table-cell>
          <table:table-cell table:formula="of:=ABS([.B35]-[.E34])" office:value-type="float" office:value="25" calcext:value-type="float">
            <text:p>25</text:p>
          </table:table-cell>
          <table:table-cell table:formula="of:=ABS([.C35]-[.E34])" office:value-type="float" office:value="77" calcext:value-type="float">
            <text:p>77</text:p>
          </table:table-cell>
          <table:table-cell table:formula="of:=MAX([.F35:.H35])" office:value-type="float" office:value="102" calcext:value-type="float">
            <text:p>102</text:p>
          </table:table-cell>
          <table:table-cell table:formula="of:=(([.J34]*([.$J$2]-1))+[.I35])/[.$J$2]" office:value-type="float" office:value="144.372442930541" calcext:value-type="float">
            <text:p>144,372442930541</text:p>
          </table:table-cell>
          <table:table-cell table:formula="of:=[.B35]-[.B34]" office:value-type="float" office:value="-38" calcext:value-type="float">
            <text:p>-38</text:p>
          </table:table-cell>
          <table:table-cell table:formula="of:=[.C34]-[.C35]" office:value-type="float" office:value="63" calcext:value-type="float">
            <text:p>63</text:p>
          </table:table-cell>
          <table:table-cell table:formula="of:=IF(AND([.K35]&gt;[.L35];[.K35]&gt;0);[.K35];0)" office:value-type="float" office:value="0" calcext:value-type="float">
            <text:p>0</text:p>
          </table:table-cell>
          <table:table-cell table:formula="of:=IF(AND([.L35]&gt;[.K35];[.L35]&gt;0);[.L35];0)" office:value-type="float" office:value="63" calcext:value-type="float">
            <text:p>63</text:p>
          </table:table-cell>
          <table:table-cell table:formula="of:=([.O34]*([.$O$2]-1)+[.M35])/[.$O$2]" office:value-type="float" office:value="33.4440403105495" calcext:value-type="float">
            <text:p>33,4440403105495</text:p>
          </table:table-cell>
          <table:table-cell table:formula="of:=([.P34]*([.$P$2]-1)+[.N35])/[.$P$2]" office:value-type="float" office:value="44.868993935367" calcext:value-type="float">
            <text:p>44,868993935367</text:p>
          </table:table-cell>
          <table:table-cell table:formula="of:=([.O35]/[.J35])*100" office:value-type="float" office:value="23.1651135297612" calcext:value-type="float">
            <text:p>23,1651135297612</text:p>
          </table:table-cell>
          <table:table-cell table:formula="of:=([.P35]/[.J35])*100" office:value-type="float" office:value="31.0786414807388" calcext:value-type="float">
            <text:p>31,0786414807388</text:p>
          </table:table-cell>
          <table:table-cell table:formula="of:=(ABS([.Q35]-[.R35])/SUM([.Q35];[.R35]))*100" office:value-type="float" office:value="14.5888276898341" calcext:value-type="float">
            <text:p>14,5888276898341</text:p>
          </table:table-cell>
          <table:table-cell table:formula="of:=([.T34]*([.$T$2]-1)+[.S35])/[.$T$2]" office:value-type="float" office:value="21.5546960808572" calcext:value-type="float">
            <text:p>21,554696080857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4" calcext:value-type="date">
            <text:p>2020-02-14</text:p>
          </table:table-cell>
          <table:table-cell office:value-type="float" office:value="8586" calcext:value-type="float">
            <text:p>8586</text:p>
          </table:table-cell>
          <table:table-cell office:value-type="float" office:value="8512" calcext:value-type="float">
            <text:p>8512</text:p>
          </table:table-cell>
          <table:table-cell office:value-type="float" office:value="8572" calcext:value-type="float">
            <text:p>8572</text:p>
          </table:table-cell>
          <table:table-cell office:value-type="float" office:value="8582" calcext:value-type="float">
            <text:p>8582</text:p>
          </table:table-cell>
          <table:table-cell table:formula="of:=ABS([.B36]-[.C36])" office:value-type="float" office:value="74" calcext:value-type="float">
            <text:p>74</text:p>
          </table:table-cell>
          <table:table-cell table:formula="of:=ABS([.B36]-[.E35])" office:value-type="float" office:value="39" calcext:value-type="float">
            <text:p>39</text:p>
          </table:table-cell>
          <table:table-cell table:formula="of:=ABS([.C36]-[.E35])" office:value-type="float" office:value="35" calcext:value-type="float">
            <text:p>35</text:p>
          </table:table-cell>
          <table:table-cell table:formula="of:=MAX([.F36:.H36])" office:value-type="float" office:value="74" calcext:value-type="float">
            <text:p>74</text:p>
          </table:table-cell>
          <table:table-cell table:formula="of:=(([.J35]*([.$J$2]-1))+[.I36])/[.$J$2]" office:value-type="float" office:value="139.345839864073" calcext:value-type="float">
            <text:p>139,345839864073</text:p>
          </table:table-cell>
          <table:table-cell table:formula="of:=[.B36]-[.B35]" office:value-type="float" office:value="18" calcext:value-type="float">
            <text:p>18</text:p>
          </table:table-cell>
          <table:table-cell table:formula="of:=[.C35]-[.C36]" office:value-type="float" office:value="-46" calcext:value-type="float">
            <text:p>-46</text:p>
          </table:table-cell>
          <table:table-cell table:formula="of:=IF(AND([.K36]&gt;[.L36];[.K36]&gt;0);[.K36];0)" office:value-type="float" office:value="18" calcext:value-type="float">
            <text:p>18</text:p>
          </table:table-cell>
          <table:table-cell table:formula="of:=IF(AND([.L36]&gt;[.K36];[.L36]&gt;0);[.L36];0)" office:value-type="float" office:value="0" calcext:value-type="float">
            <text:p>0</text:p>
          </table:table-cell>
          <table:table-cell table:formula="of:=([.O35]*([.$O$2]-1)+[.M36])/[.$O$2]" office:value-type="float" office:value="32.3408945740816" calcext:value-type="float">
            <text:p>32,3408945740816</text:p>
          </table:table-cell>
          <table:table-cell table:formula="of:=([.P35]*([.$P$2]-1)+[.N36])/[.$P$2]" office:value-type="float" office:value="41.6640657971265" calcext:value-type="float">
            <text:p>41,6640657971265</text:p>
          </table:table-cell>
          <table:table-cell table:formula="of:=([.O36]/[.J36])*100" office:value-type="float" office:value="23.2090851119983" calcext:value-type="float">
            <text:p>23,2090851119983</text:p>
          </table:table-cell>
          <table:table-cell table:formula="of:=([.P36]/[.J36])*100" office:value-type="float" office:value="29.8997557715165" calcext:value-type="float">
            <text:p>29,8997557715165</text:p>
          </table:table-cell>
          <table:table-cell table:formula="of:=(ABS([.Q36]-[.R36])/SUM([.Q36];[.R36]))*100" office:value-type="float" office:value="12.5980355590759" calcext:value-type="float">
            <text:p>12,5980355590759</text:p>
          </table:table-cell>
          <table:table-cell table:formula="of:=([.T35]*([.$T$2]-1)+[.S36])/[.$T$2]" office:value-type="float" office:value="20.9149346150157" calcext:value-type="float">
            <text:p>20,9149346150157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8" calcext:value-type="date">
            <text:p>2020-02-18</text:p>
          </table:table-cell>
          <table:table-cell office:value-type="float" office:value="8608" calcext:value-type="float">
            <text:p>8608</text:p>
          </table:table-cell>
          <table:table-cell office:value-type="float" office:value="8453" calcext:value-type="float">
            <text:p>8453</text:p>
          </table:table-cell>
          <table:table-cell office:value-type="float" office:value="8566" calcext:value-type="float">
            <text:p>8566</text:p>
          </table:table-cell>
          <table:table-cell office:value-type="float" office:value="8479" calcext:value-type="float">
            <text:p>8479</text:p>
          </table:table-cell>
          <table:table-cell table:formula="of:=ABS([.B37]-[.C37])" office:value-type="float" office:value="155" calcext:value-type="float">
            <text:p>155</text:p>
          </table:table-cell>
          <table:table-cell table:formula="of:=ABS([.B37]-[.E36])" office:value-type="float" office:value="26" calcext:value-type="float">
            <text:p>26</text:p>
          </table:table-cell>
          <table:table-cell table:formula="of:=ABS([.C37]-[.E36])" office:value-type="float" office:value="129" calcext:value-type="float">
            <text:p>129</text:p>
          </table:table-cell>
          <table:table-cell table:formula="of:=MAX([.F37:.H37])" office:value-type="float" office:value="155" calcext:value-type="float">
            <text:p>155</text:p>
          </table:table-cell>
          <table:table-cell table:formula="of:=(([.J36]*([.$J$2]-1))+[.I37])/[.$J$2]" office:value-type="float" office:value="140.463994159497" calcext:value-type="float">
            <text:p>140,463994159497</text:p>
          </table:table-cell>
          <table:table-cell table:formula="of:=[.B37]-[.B36]" office:value-type="float" office:value="22" calcext:value-type="float">
            <text:p>22</text:p>
          </table:table-cell>
          <table:table-cell table:formula="of:=[.C36]-[.C37]" office:value-type="float" office:value="59" calcext:value-type="float">
            <text:p>59</text:p>
          </table:table-cell>
          <table:table-cell table:formula="of:=IF(AND([.K37]&gt;[.L37];[.K37]&gt;0);[.K37];0)" office:value-type="float" office:value="0" calcext:value-type="float">
            <text:p>0</text:p>
          </table:table-cell>
          <table:table-cell table:formula="of:=IF(AND([.L37]&gt;[.K37];[.L37]&gt;0);[.L37];0)" office:value-type="float" office:value="59" calcext:value-type="float">
            <text:p>59</text:p>
          </table:table-cell>
          <table:table-cell table:formula="of:=([.O36]*([.$O$2]-1)+[.M37])/[.$O$2]" office:value-type="float" office:value="30.030830675933" calcext:value-type="float">
            <text:p>30,030830675933</text:p>
          </table:table-cell>
          <table:table-cell table:formula="of:=([.P36]*([.$P$2]-1)+[.N37])/[.$P$2]" office:value-type="float" office:value="42.9023468116174" calcext:value-type="float">
            <text:p>42,9023468116174</text:p>
          </table:table-cell>
          <table:table-cell table:formula="of:=([.O37]/[.J37])*100" office:value-type="float" office:value="21.3797356793321" calcext:value-type="float">
            <text:p>21,3797356793321</text:p>
          </table:table-cell>
          <table:table-cell table:formula="of:=([.P37]/[.J37])*100" office:value-type="float" office:value="30.543305470085" calcext:value-type="float">
            <text:p>30,543305470085</text:p>
          </table:table-cell>
          <table:table-cell table:formula="of:=(ABS([.Q37]-[.R37])/SUM([.Q37];[.R37]))*100" office:value-type="float" office:value="17.6483687933131" calcext:value-type="float">
            <text:p>17,6483687933131</text:p>
          </table:table-cell>
          <table:table-cell table:formula="of:=([.T36]*([.$T$2]-1)+[.S37])/[.$T$2]" office:value-type="float" office:value="20.681608484894" calcext:value-type="float">
            <text:p>20,68160848489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9" calcext:value-type="date">
            <text:p>2020-02-19</text:p>
          </table:table-cell>
          <table:table-cell office:value-type="float" office:value="8584" calcext:value-type="float">
            <text:p>8584</text:p>
          </table:table-cell>
          <table:table-cell office:value-type="float" office:value="8345" calcext:value-type="float">
            <text:p>8345</text:p>
          </table:table-cell>
          <table:table-cell office:value-type="float" office:value="8470" calcext:value-type="float">
            <text:p>8470</text:p>
          </table:table-cell>
          <table:table-cell office:value-type="float" office:value="8535" calcext:value-type="float">
            <text:p>8535</text:p>
          </table:table-cell>
          <table:table-cell table:formula="of:=ABS([.B38]-[.C38])" office:value-type="float" office:value="239" calcext:value-type="float">
            <text:p>239</text:p>
          </table:table-cell>
          <table:table-cell table:formula="of:=ABS([.B38]-[.E37])" office:value-type="float" office:value="105" calcext:value-type="float">
            <text:p>105</text:p>
          </table:table-cell>
          <table:table-cell table:formula="of:=ABS([.C38]-[.E37])" office:value-type="float" office:value="134" calcext:value-type="float">
            <text:p>134</text:p>
          </table:table-cell>
          <table:table-cell table:formula="of:=MAX([.F38:.H38])" office:value-type="float" office:value="239" calcext:value-type="float">
            <text:p>239</text:p>
          </table:table-cell>
          <table:table-cell table:formula="of:=(([.J37]*([.$J$2]-1))+[.I38])/[.$J$2]" office:value-type="float" office:value="147.502280290961" calcext:value-type="float">
            <text:p>147,502280290961</text:p>
          </table:table-cell>
          <table:table-cell table:formula="of:=[.B38]-[.B37]" office:value-type="float" office:value="-24" calcext:value-type="float">
            <text:p>-24</text:p>
          </table:table-cell>
          <table:table-cell table:formula="of:=[.C37]-[.C38]" office:value-type="float" office:value="108" calcext:value-type="float">
            <text:p>108</text:p>
          </table:table-cell>
          <table:table-cell table:formula="of:=IF(AND([.K38]&gt;[.L38];[.K38]&gt;0);[.K38];0)" office:value-type="float" office:value="0" calcext:value-type="float">
            <text:p>0</text:p>
          </table:table-cell>
          <table:table-cell table:formula="of:=IF(AND([.L38]&gt;[.K38];[.L38]&gt;0);[.L38];0)" office:value-type="float" office:value="108" calcext:value-type="float">
            <text:p>108</text:p>
          </table:table-cell>
          <table:table-cell table:formula="of:=([.O37]*([.$O$2]-1)+[.M38])/[.$O$2]" office:value-type="float" office:value="27.8857713419377" calcext:value-type="float">
            <text:p>27,8857713419377</text:p>
          </table:table-cell>
          <table:table-cell table:formula="of:=([.P37]*([.$P$2]-1)+[.N38])/[.$P$2]" office:value-type="float" office:value="47.5521791822162" calcext:value-type="float">
            <text:p>47,5521791822162</text:p>
          </table:table-cell>
          <table:table-cell table:formula="of:=([.O38]/[.J38])*100" office:value-type="float" office:value="18.90531542084" calcext:value-type="float">
            <text:p>18,90531542084</text:p>
          </table:table-cell>
          <table:table-cell table:formula="of:=([.P38]/[.J38])*100" office:value-type="float" office:value="32.2382671565587" calcext:value-type="float">
            <text:p>32,2382671565587</text:p>
          </table:table-cell>
          <table:table-cell table:formula="of:=(ABS([.Q38]-[.R38])/SUM([.Q38];[.R38]))*100" office:value-type="float" office:value="26.0696475760985" calcext:value-type="float">
            <text:p>26,0696475760985</text:p>
          </table:table-cell>
          <table:table-cell table:formula="of:=([.T37]*([.$T$2]-1)+[.S38])/[.$T$2]" office:value-type="float" office:value="21.0664684199801" calcext:value-type="float">
            <text:p>21,066468419980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0" calcext:value-type="date">
            <text:p>2020-02-20</text:p>
          </table:table-cell>
          <table:table-cell office:value-type="float" office:value="8499" calcext:value-type="float">
            <text:p>8499</text:p>
          </table:table-cell>
          <table:table-cell office:value-type="float" office:value="8336" calcext:value-type="float">
            <text:p>8336</text:p>
          </table:table-cell>
          <table:table-cell office:value-type="float" office:value="8490" calcext:value-type="float">
            <text:p>8490</text:p>
          </table:table-cell>
          <table:table-cell office:value-type="float" office:value="8434" calcext:value-type="float">
            <text:p>8434</text:p>
          </table:table-cell>
          <table:table-cell table:formula="of:=ABS([.B39]-[.C39])" office:value-type="float" office:value="163" calcext:value-type="float">
            <text:p>163</text:p>
          </table:table-cell>
          <table:table-cell table:formula="of:=ABS([.B39]-[.E38])" office:value-type="float" office:value="36" calcext:value-type="float">
            <text:p>36</text:p>
          </table:table-cell>
          <table:table-cell table:formula="of:=ABS([.C39]-[.E38])" office:value-type="float" office:value="199" calcext:value-type="float">
            <text:p>199</text:p>
          </table:table-cell>
          <table:table-cell table:formula="of:=MAX([.F39:.H39])" office:value-type="float" office:value="199" calcext:value-type="float">
            <text:p>199</text:p>
          </table:table-cell>
          <table:table-cell table:formula="of:=(([.J38]*([.$J$2]-1))+[.I39])/[.$J$2]" office:value-type="float" office:value="151.180688841607" calcext:value-type="float">
            <text:p>151,180688841607</text:p>
          </table:table-cell>
          <table:table-cell table:formula="of:=[.B39]-[.B38]" office:value-type="float" office:value="-85" calcext:value-type="float">
            <text:p>-85</text:p>
          </table:table-cell>
          <table:table-cell table:formula="of:=[.C38]-[.C39]" office:value-type="float" office:value="9" calcext:value-type="float">
            <text:p>9</text:p>
          </table:table-cell>
          <table:table-cell table:formula="of:=IF(AND([.K39]&gt;[.L39];[.K39]&gt;0);[.K39];0)" office:value-type="float" office:value="0" calcext:value-type="float">
            <text:p>0</text:p>
          </table:table-cell>
          <table:table-cell table:formula="of:=IF(AND([.L39]&gt;[.K39];[.L39]&gt;0);[.L39];0)" office:value-type="float" office:value="9" calcext:value-type="float">
            <text:p>9</text:p>
          </table:table-cell>
          <table:table-cell table:formula="of:=([.O38]*([.$O$2]-1)+[.M39])/[.$O$2]" office:value-type="float" office:value="25.8939305317993" calcext:value-type="float">
            <text:p>25,8939305317993</text:p>
          </table:table-cell>
          <table:table-cell table:formula="of:=([.P38]*([.$P$2]-1)+[.N39])/[.$P$2]" office:value-type="float" office:value="44.7984520977722" calcext:value-type="float">
            <text:p>44,7984520977722</text:p>
          </table:table-cell>
          <table:table-cell table:formula="of:=([.O39]/[.J39])*100" office:value-type="float" office:value="17.127802982118" calcext:value-type="float">
            <text:p>17,127802982118</text:p>
          </table:table-cell>
          <table:table-cell table:formula="of:=([.P39]/[.J39])*100" office:value-type="float" office:value="29.6323905129893" calcext:value-type="float">
            <text:p>29,6323905129893</text:p>
          </table:table-cell>
          <table:table-cell table:formula="of:=(ABS([.Q39]-[.R39])/SUM([.Q39];[.R39]))*100" office:value-type="float" office:value="26.7419499283716" calcext:value-type="float">
            <text:p>26,7419499283716</text:p>
          </table:table-cell>
          <table:table-cell table:formula="of:=([.T38]*([.$T$2]-1)+[.S39])/[.$T$2]" office:value-type="float" office:value="21.4718599562938" calcext:value-type="float">
            <text:p>21,47185995629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1" calcext:value-type="date">
            <text:p>2020-02-21</text:p>
          </table:table-cell>
          <table:table-cell office:value-type="float" office:value="8509" calcext:value-type="float">
            <text:p>8509</text:p>
          </table:table-cell>
          <table:table-cell office:value-type="float" office:value="8340" calcext:value-type="float">
            <text:p>8340</text:p>
          </table:table-cell>
          <table:table-cell office:value-type="float" office:value="8390" calcext:value-type="float">
            <text:p>8390</text:p>
          </table:table-cell>
          <table:table-cell office:value-type="float" office:value="8507" calcext:value-type="float">
            <text:p>8507</text:p>
          </table:table-cell>
          <table:table-cell table:formula="of:=ABS([.B40]-[.C40])" office:value-type="float" office:value="169" calcext:value-type="float">
            <text:p>169</text:p>
          </table:table-cell>
          <table:table-cell table:formula="of:=ABS([.B40]-[.E39])" office:value-type="float" office:value="75" calcext:value-type="float">
            <text:p>75</text:p>
          </table:table-cell>
          <table:table-cell table:formula="of:=ABS([.C40]-[.E39])" office:value-type="float" office:value="94" calcext:value-type="float">
            <text:p>94</text:p>
          </table:table-cell>
          <table:table-cell table:formula="of:=MAX([.F40:.H40])" office:value-type="float" office:value="169" calcext:value-type="float">
            <text:p>169</text:p>
          </table:table-cell>
          <table:table-cell table:formula="of:=(([.J39]*([.$J$2]-1))+[.I40])/[.$J$2]" office:value-type="float" office:value="152.453496781492" calcext:value-type="float">
            <text:p>152,453496781492</text:p>
          </table:table-cell>
          <table:table-cell table:formula="of:=[.B40]-[.B39]" office:value-type="float" office:value="10" calcext:value-type="float">
            <text:p>10</text:p>
          </table:table-cell>
          <table:table-cell table:formula="of:=[.C39]-[.C40]" office:value-type="float" office:value="-4" calcext:value-type="float">
            <text:p>-4</text:p>
          </table:table-cell>
          <table:table-cell table:formula="of:=IF(AND([.K40]&gt;[.L40];[.K40]&gt;0);[.K40];0)" office:value-type="float" office:value="10" calcext:value-type="float">
            <text:p>10</text:p>
          </table:table-cell>
          <table:table-cell table:formula="of:=IF(AND([.L40]&gt;[.K40];[.L40]&gt;0);[.L40];0)" office:value-type="float" office:value="0" calcext:value-type="float">
            <text:p>0</text:p>
          </table:table-cell>
          <table:table-cell table:formula="of:=([.O39]*([.$O$2]-1)+[.M40])/[.$O$2]" office:value-type="float" office:value="24.7586497795279" calcext:value-type="float">
            <text:p>24,7586497795279</text:p>
          </table:table-cell>
          <table:table-cell table:formula="of:=([.P39]*([.$P$2]-1)+[.N40])/[.$P$2]" office:value-type="float" office:value="41.598562662217" calcext:value-type="float">
            <text:p>41,598562662217</text:p>
          </table:table-cell>
          <table:table-cell table:formula="of:=([.O40]/[.J40])*100" office:value-type="float" office:value="16.2401324352789" calcext:value-type="float">
            <text:p>16,2401324352789</text:p>
          </table:table-cell>
          <table:table-cell table:formula="of:=([.P40]/[.J40])*100" office:value-type="float" office:value="27.2860665976322" calcext:value-type="float">
            <text:p>27,2860665976322</text:p>
          </table:table-cell>
          <table:table-cell table:formula="of:=(ABS([.Q40]-[.R40])/SUM([.Q40];[.R40]))*100" office:value-type="float" office:value="25.3776677214596" calcext:value-type="float">
            <text:p>25,3776677214596</text:p>
          </table:table-cell>
          <table:table-cell table:formula="of:=([.T39]*([.$T$2]-1)+[.S40])/[.$T$2]" office:value-type="float" office:value="21.7508462252342" calcext:value-type="float">
            <text:p>21,750846225234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4" calcext:value-type="date">
            <text:p>2020-02-24</text:p>
          </table:table-cell>
          <table:table-cell office:value-type="float" office:value="8259" calcext:value-type="float">
            <text:p>8259</text:p>
          </table:table-cell>
          <table:table-cell office:value-type="float" office:value="8002" calcext:value-type="float">
            <text:p>8002</text:p>
          </table:table-cell>
          <table:table-cell office:value-type="float" office:value="8222" calcext:value-type="float">
            <text:p>8222</text:p>
          </table:table-cell>
          <table:table-cell office:value-type="float" office:value="8050" calcext:value-type="float">
            <text:p>8050</text:p>
          </table:table-cell>
          <table:table-cell table:formula="of:=ABS([.B41]-[.C41])" office:value-type="float" office:value="257" calcext:value-type="float">
            <text:p>257</text:p>
          </table:table-cell>
          <table:table-cell table:formula="of:=ABS([.B41]-[.E40])" office:value-type="float" office:value="248" calcext:value-type="float">
            <text:p>248</text:p>
          </table:table-cell>
          <table:table-cell table:formula="of:=ABS([.C41]-[.E40])" office:value-type="float" office:value="505" calcext:value-type="float">
            <text:p>505</text:p>
          </table:table-cell>
          <table:table-cell table:formula="of:=MAX([.F41:.H41])" office:value-type="float" office:value="505" calcext:value-type="float">
            <text:p>505</text:p>
          </table:table-cell>
          <table:table-cell table:formula="of:=(([.J40]*([.$J$2]-1))+[.I41])/[.$J$2]" office:value-type="float" office:value="177.635389868528" calcext:value-type="float">
            <text:p>177,635389868528</text:p>
          </table:table-cell>
          <table:table-cell table:formula="of:=[.B41]-[.B40]" office:value-type="float" office:value="-250" calcext:value-type="float">
            <text:p>-250</text:p>
          </table:table-cell>
          <table:table-cell table:formula="of:=[.C40]-[.C41]" office:value-type="float" office:value="338" calcext:value-type="float">
            <text:p>338</text:p>
          </table:table-cell>
          <table:table-cell table:formula="of:=IF(AND([.K41]&gt;[.L41];[.K41]&gt;0);[.K41];0)" office:value-type="float" office:value="0" calcext:value-type="float">
            <text:p>0</text:p>
          </table:table-cell>
          <table:table-cell table:formula="of:=IF(AND([.L41]&gt;[.K41];[.L41]&gt;0);[.L41];0)" office:value-type="float" office:value="338" calcext:value-type="float">
            <text:p>338</text:p>
          </table:table-cell>
          <table:table-cell table:formula="of:=([.O40]*([.$O$2]-1)+[.M41])/[.$O$2]" office:value-type="float" office:value="22.9901747952759" calcext:value-type="float">
            <text:p>22,9901747952759</text:p>
          </table:table-cell>
          <table:table-cell table:formula="of:=([.P40]*([.$P$2]-1)+[.N41])/[.$P$2]" office:value-type="float" office:value="62.7700939006301" calcext:value-type="float">
            <text:p>62,7700939006301</text:p>
          </table:table-cell>
          <table:table-cell table:formula="of:=([.O41]/[.J41])*100" office:value-type="float" office:value="12.9423392558721" calcext:value-type="float">
            <text:p>12,9423392558721</text:p>
          </table:table-cell>
          <table:table-cell table:formula="of:=([.P41]/[.J41])*100" office:value-type="float" office:value="35.3364799362827" calcext:value-type="float">
            <text:p>35,3364799362827</text:p>
          </table:table-cell>
          <table:table-cell table:formula="of:=(ABS([.Q41]-[.R41])/SUM([.Q41];[.R41]))*100" office:value-type="float" office:value="46.3850215376636" calcext:value-type="float">
            <text:p>46,3850215376636</text:p>
          </table:table-cell>
          <table:table-cell table:formula="of:=([.T40]*([.$T$2]-1)+[.S41])/[.$T$2]" office:value-type="float" office:value="23.510430176122" calcext:value-type="float">
            <text:p>23,51043017612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5" calcext:value-type="date">
            <text:p>2020-02-25</text:p>
          </table:table-cell>
          <table:table-cell office:value-type="float" office:value="8088" calcext:value-type="float">
            <text:p>8088</text:p>
          </table:table-cell>
          <table:table-cell office:value-type="float" office:value="7769" calcext:value-type="float">
            <text:p>7769</text:p>
          </table:table-cell>
          <table:table-cell office:value-type="float" office:value="8070" calcext:value-type="float">
            <text:p>8070</text:p>
          </table:table-cell>
          <table:table-cell office:value-type="float" office:value="7795" calcext:value-type="float">
            <text:p>7795</text:p>
          </table:table-cell>
          <table:table-cell table:formula="of:=ABS([.B42]-[.C42])" office:value-type="float" office:value="319" calcext:value-type="float">
            <text:p>319</text:p>
          </table:table-cell>
          <table:table-cell table:formula="of:=ABS([.B42]-[.E41])" office:value-type="float" office:value="38" calcext:value-type="float">
            <text:p>38</text:p>
          </table:table-cell>
          <table:table-cell table:formula="of:=ABS([.C42]-[.E41])" office:value-type="float" office:value="281" calcext:value-type="float">
            <text:p>281</text:p>
          </table:table-cell>
          <table:table-cell table:formula="of:=MAX([.F42:.H42])" office:value-type="float" office:value="319" calcext:value-type="float">
            <text:p>319</text:p>
          </table:table-cell>
          <table:table-cell table:formula="of:=(([.J41]*([.$J$2]-1))+[.I42])/[.$J$2]" office:value-type="float" office:value="187.732862020776" calcext:value-type="float">
            <text:p>187,732862020776</text:p>
          </table:table-cell>
          <table:table-cell table:formula="of:=[.B42]-[.B41]" office:value-type="float" office:value="-171" calcext:value-type="float">
            <text:p>-171</text:p>
          </table:table-cell>
          <table:table-cell table:formula="of:=[.C41]-[.C42]" office:value-type="float" office:value="233" calcext:value-type="float">
            <text:p>233</text:p>
          </table:table-cell>
          <table:table-cell table:formula="of:=IF(AND([.K42]&gt;[.L42];[.K42]&gt;0);[.K42];0)" office:value-type="float" office:value="0" calcext:value-type="float">
            <text:p>0</text:p>
          </table:table-cell>
          <table:table-cell table:formula="of:=IF(AND([.L42]&gt;[.K42];[.L42]&gt;0);[.L42];0)" office:value-type="float" office:value="233" calcext:value-type="float">
            <text:p>233</text:p>
          </table:table-cell>
          <table:table-cell table:formula="of:=([.O41]*([.$O$2]-1)+[.M42])/[.$O$2]" office:value-type="float" office:value="21.3480194527562" calcext:value-type="float">
            <text:p>21,3480194527562</text:p>
          </table:table-cell>
          <table:table-cell table:formula="of:=([.P41]*([.$P$2]-1)+[.N42])/[.$P$2]" office:value-type="float" office:value="74.929372907728" calcext:value-type="float">
            <text:p>74,929372907728</text:p>
          </table:table-cell>
          <table:table-cell table:formula="of:=([.O42]/[.J42])*100" office:value-type="float" office:value="11.3714877741509" calcext:value-type="float">
            <text:p>11,3714877741509</text:p>
          </table:table-cell>
          <table:table-cell table:formula="of:=([.P42]/[.J42])*100" office:value-type="float" office:value="39.9127633282635" calcext:value-type="float">
            <text:p>39,9127633282635</text:p>
          </table:table-cell>
          <table:table-cell table:formula="of:=(ABS([.Q42]-[.R42])/SUM([.Q42];[.R42]))*100" office:value-type="float" office:value="55.6531000074774" calcext:value-type="float">
            <text:p>55,6531000074774</text:p>
          </table:table-cell>
          <table:table-cell table:formula="of:=([.T41]*([.$T$2]-1)+[.S42])/[.$T$2]" office:value-type="float" office:value="25.8063351640759" calcext:value-type="float">
            <text:p>25,806335164075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6" calcext:value-type="date">
            <text:p>2020-02-26</text:p>
          </table:table-cell>
          <table:table-cell office:value-type="float" office:value="8027" calcext:value-type="float">
            <text:p>8027</text:p>
          </table:table-cell>
          <table:table-cell office:value-type="float" office:value="7809" calcext:value-type="float">
            <text:p>7809</text:p>
          </table:table-cell>
          <table:table-cell office:value-type="float" office:value="7866" calcext:value-type="float">
            <text:p>7866</text:p>
          </table:table-cell>
          <table:table-cell office:value-type="float" office:value="7811" calcext:value-type="float">
            <text:p>7811</text:p>
          </table:table-cell>
          <table:table-cell table:formula="of:=ABS([.B43]-[.C43])" office:value-type="float" office:value="218" calcext:value-type="float">
            <text:p>218</text:p>
          </table:table-cell>
          <table:table-cell table:formula="of:=ABS([.B43]-[.E42])" office:value-type="float" office:value="232" calcext:value-type="float">
            <text:p>232</text:p>
          </table:table-cell>
          <table:table-cell table:formula="of:=ABS([.C43]-[.E42])" office:value-type="float" office:value="14" calcext:value-type="float">
            <text:p>14</text:p>
          </table:table-cell>
          <table:table-cell table:formula="of:=MAX([.F43:.H43])" office:value-type="float" office:value="232" calcext:value-type="float">
            <text:p>232</text:p>
          </table:table-cell>
          <table:table-cell table:formula="of:=(([.J42]*([.$J$2]-1))+[.I43])/[.$J$2]" office:value-type="float" office:value="190.894800447864" calcext:value-type="float">
            <text:p>190,894800447864</text:p>
          </table:table-cell>
          <table:table-cell table:formula="of:=[.B43]-[.B42]" office:value-type="float" office:value="-61" calcext:value-type="float">
            <text:p>-61</text:p>
          </table:table-cell>
          <table:table-cell table:formula="of:=[.C42]-[.C43]" office:value-type="float" office:value="-40" calcext:value-type="float">
            <text:p>-40</text:p>
          </table:table-cell>
          <table:table-cell table:formula="of:=IF(AND([.K43]&gt;[.L43];[.K43]&gt;0);[.K43];0)" office:value-type="float" office:value="0" calcext:value-type="float">
            <text:p>0</text:p>
          </table:table-cell>
          <table:table-cell table:formula="of:=IF(AND([.L43]&gt;[.K43];[.L43]&gt;0);[.L43];0)" office:value-type="float" office:value="0" calcext:value-type="float">
            <text:p>0</text:p>
          </table:table-cell>
          <table:table-cell table:formula="of:=([.O42]*([.$O$2]-1)+[.M43])/[.$O$2]" office:value-type="float" office:value="19.8231609204165" calcext:value-type="float">
            <text:p>19,8231609204165</text:p>
          </table:table-cell>
          <table:table-cell table:formula="of:=([.P42]*([.$P$2]-1)+[.N43])/[.$P$2]" office:value-type="float" office:value="69.5772748428903" calcext:value-type="float">
            <text:p>69,5772748428903</text:p>
          </table:table-cell>
          <table:table-cell table:formula="of:=([.O43]/[.J43])*100" office:value-type="float" office:value="10.3843377996199" calcext:value-type="float">
            <text:p>10,3843377996199</text:p>
          </table:table-cell>
          <table:table-cell table:formula="of:=([.P43]/[.J43])*100" office:value-type="float" office:value="36.4479675086241" calcext:value-type="float">
            <text:p>36,4479675086241</text:p>
          </table:table-cell>
          <table:table-cell table:formula="of:=(ABS([.Q43]-[.R43])/SUM([.Q43];[.R43]))*100" office:value-type="float" office:value="55.6531000074774" calcext:value-type="float">
            <text:p>55,6531000074774</text:p>
          </table:table-cell>
          <table:table-cell table:formula="of:=([.T42]*([.$T$2]-1)+[.S43])/[.$T$2]" office:value-type="float" office:value="27.9382469386046" calcext:value-type="float">
            <text:p>27,938246938604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7" calcext:value-type="date">
            <text:p>2020-02-27</text:p>
          </table:table-cell>
          <table:table-cell office:value-type="float" office:value="8030" calcext:value-type="float">
            <text:p>8030</text:p>
          </table:table-cell>
          <table:table-cell office:value-type="float" office:value="7637" calcext:value-type="float">
            <text:p>7637</text:p>
          </table:table-cell>
          <table:table-cell office:value-type="float" office:value="7668" calcext:value-type="float">
            <text:p>7668</text:p>
          </table:table-cell>
          <table:table-cell office:value-type="float" office:value="7743" calcext:value-type="float">
            <text:p>7743</text:p>
          </table:table-cell>
          <table:table-cell table:formula="of:=ABS([.B44]-[.C44])" office:value-type="float" office:value="393" calcext:value-type="float">
            <text:p>393</text:p>
          </table:table-cell>
          <table:table-cell table:formula="of:=ABS([.B44]-[.E43])" office:value-type="float" office:value="219" calcext:value-type="float">
            <text:p>219</text:p>
          </table:table-cell>
          <table:table-cell table:formula="of:=ABS([.C44]-[.E43])" office:value-type="float" office:value="174" calcext:value-type="float">
            <text:p>174</text:p>
          </table:table-cell>
          <table:table-cell table:formula="of:=MAX([.F44:.H44])" office:value-type="float" office:value="393" calcext:value-type="float">
            <text:p>393</text:p>
          </table:table-cell>
          <table:table-cell table:formula="of:=(([.J43]*([.$J$2]-1))+[.I44])/[.$J$2]" office:value-type="float" office:value="205.330886130159" calcext:value-type="float">
            <text:p>205,330886130159</text:p>
          </table:table-cell>
          <table:table-cell table:formula="of:=[.B44]-[.B43]" office:value-type="float" office:value="3" calcext:value-type="float">
            <text:p>3</text:p>
          </table:table-cell>
          <table:table-cell table:formula="of:=[.C43]-[.C44]" office:value-type="float" office:value="172" calcext:value-type="float">
            <text:p>172</text:p>
          </table:table-cell>
          <table:table-cell table:formula="of:=IF(AND([.K44]&gt;[.L44];[.K44]&gt;0);[.K44];0)" office:value-type="float" office:value="0" calcext:value-type="float">
            <text:p>0</text:p>
          </table:table-cell>
          <table:table-cell table:formula="of:=IF(AND([.L44]&gt;[.K44];[.L44]&gt;0);[.L44];0)" office:value-type="float" office:value="172" calcext:value-type="float">
            <text:p>172</text:p>
          </table:table-cell>
          <table:table-cell table:formula="of:=([.O43]*([.$O$2]-1)+[.M44])/[.$O$2]" office:value-type="float" office:value="18.4072208546725" calcext:value-type="float">
            <text:p>18,4072208546725</text:p>
          </table:table-cell>
          <table:table-cell table:formula="of:=([.P43]*([.$P$2]-1)+[.N44])/[.$P$2]" office:value-type="float" office:value="76.8931837826838" calcext:value-type="float">
            <text:p>76,8931837826838</text:p>
          </table:table-cell>
          <table:table-cell table:formula="of:=([.O44]/[.J44])*100" office:value-type="float" office:value="8.96466245365743" calcext:value-type="float">
            <text:p>8,96466245365743</text:p>
          </table:table-cell>
          <table:table-cell table:formula="of:=([.P44]/[.J44])*100" office:value-type="float" office:value="37.4484254326654" calcext:value-type="float">
            <text:p>37,4484254326654</text:p>
          </table:table-cell>
          <table:table-cell table:formula="of:=(ABS([.Q44]-[.R44])/SUM([.Q44];[.R44]))*100" office:value-type="float" office:value="61.3701097603585" calcext:value-type="float">
            <text:p>61,3701097603585</text:p>
          </table:table-cell>
          <table:table-cell table:formula="of:=([.T43]*([.$T$2]-1)+[.S44])/[.$T$2]" office:value-type="float" office:value="30.3262371401585" calcext:value-type="float">
            <text:p>30,326237140158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8" calcext:value-type="date">
            <text:p>2020-02-28</text:p>
          </table:table-cell>
          <table:table-cell office:value-type="float" office:value="7707" calcext:value-type="float">
            <text:p>7707</text:p>
          </table:table-cell>
          <table:table-cell office:value-type="float" office:value="7417" calcext:value-type="float">
            <text:p>7417</text:p>
          </table:table-cell>
          <table:table-cell office:value-type="float" office:value="7497" calcext:value-type="float">
            <text:p>7497</text:p>
          </table:table-cell>
          <table:table-cell office:value-type="float" office:value="7707" calcext:value-type="float">
            <text:p>7707</text:p>
          </table:table-cell>
          <table:table-cell table:formula="of:=ABS([.B45]-[.C45])" office:value-type="float" office:value="290" calcext:value-type="float">
            <text:p>290</text:p>
          </table:table-cell>
          <table:table-cell table:formula="of:=ABS([.B45]-[.E44])" office:value-type="float" office:value="36" calcext:value-type="float">
            <text:p>36</text:p>
          </table:table-cell>
          <table:table-cell table:formula="of:=ABS([.C45]-[.E44])" office:value-type="float" office:value="326" calcext:value-type="float">
            <text:p>326</text:p>
          </table:table-cell>
          <table:table-cell table:formula="of:=MAX([.F45:.H45])" office:value-type="float" office:value="326" calcext:value-type="float">
            <text:p>326</text:p>
          </table:table-cell>
          <table:table-cell table:formula="of:=(([.J44]*([.$J$2]-1))+[.I45])/[.$J$2]" office:value-type="float" office:value="213.950108549434" calcext:value-type="float">
            <text:p>213,950108549434</text:p>
          </table:table-cell>
          <table:table-cell table:formula="of:=[.B45]-[.B44]" office:value-type="float" office:value="-323" calcext:value-type="float">
            <text:p>-323</text:p>
          </table:table-cell>
          <table:table-cell table:formula="of:=[.C44]-[.C45]" office:value-type="float" office:value="220" calcext:value-type="float">
            <text:p>220</text:p>
          </table:table-cell>
          <table:table-cell table:formula="of:=IF(AND([.K45]&gt;[.L45];[.K45]&gt;0);[.K45];0)" office:value-type="float" office:value="0" calcext:value-type="float">
            <text:p>0</text:p>
          </table:table-cell>
          <table:table-cell table:formula="of:=IF(AND([.L45]&gt;[.K45];[.L45]&gt;0);[.L45];0)" office:value-type="float" office:value="220" calcext:value-type="float">
            <text:p>220</text:p>
          </table:table-cell>
          <table:table-cell table:formula="of:=([.O44]*([.$O$2]-1)+[.M45])/[.$O$2]" office:value-type="float" office:value="17.092419365053" calcext:value-type="float">
            <text:p>17,092419365053</text:p>
          </table:table-cell>
          <table:table-cell table:formula="of:=([.P44]*([.$P$2]-1)+[.N45])/[.$P$2]" office:value-type="float" office:value="87.1150992267778" calcext:value-type="float">
            <text:p>87,1150992267778</text:p>
          </table:table-cell>
          <table:table-cell table:formula="of:=([.O45]/[.J45])*100" office:value-type="float" office:value="7.98897438329823" calcext:value-type="float">
            <text:p>7,98897438329823</text:p>
          </table:table-cell>
          <table:table-cell table:formula="of:=([.P45]/[.J45])*100" office:value-type="float" office:value="40.7174830699605" calcext:value-type="float">
            <text:p>40,7174830699605</text:p>
          </table:table-cell>
          <table:table-cell table:formula="of:=(ABS([.Q45]-[.R45])/SUM([.Q45];[.R45]))*100" office:value-type="float" office:value="67.1954200694441" calcext:value-type="float">
            <text:p>67,1954200694441</text:p>
          </table:table-cell>
          <table:table-cell table:formula="of:=([.T44]*([.$T$2]-1)+[.S45])/[.$T$2]" office:value-type="float" office:value="32.959750206536" calcext:value-type="float">
            <text:p>32,959750206536</text:p>
          </table:table-cell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2-24T17:33:49Z</meta:creation-date>
    <dc:date>2025-01-22T22:27:20.733583966</dc:date>
    <meta:editing-cycles>7</meta:editing-cycles>
    <meta:editing-duration>PT52M19S</meta:editing-duration>
    <meta:document-statistic meta:table-count="1" meta:cell-count="786" meta:object-count="0"/>
  </office:meta>
</office:document-meta>
</file>